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F000000F49AEA8539.png" manifest:media-type="image/png"/>
  <manifest:file-entry manifest:full-path="Pictures/100000000000005B000000599512D5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style style:name="gr1" style:family="graphic">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2" style:family="graphic"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objectwithoutfill">
      <style:graphic-properties svg:stroke-width="0.015cm" draw:marker-start-width="0.222cm" draw:marker-end-width="0.222cm" draw:fill="none" draw:textarea-vertical-align="middle" fo:padding-top="0.132cm" fo:padding-bottom="0.132cm" fo:padding-left="0.257cm" fo:padding-right="0.257cm"/>
    </style:style>
    <style:style style:name="gr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338cm" fo:min-width="0.56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0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graphic-properties draw:stroke="none" svg:stroke-width="0.015cm" svg:stroke-color="#000000" draw:marker-start-width="0.222cm" draw:marker-end-width="0.222cm" draw:fill="none" draw:fill-color="#ffffff" draw:auto-grow-width="true" fo:min-height="0.278cm" fo:min-width="0.777cm" fo:padding-top="0cm" fo:padding-bottom="0cm" fo:padding-left="0cm" fo:padding-right="0cm"/>
    </style:style>
    <style:style style:name="gr46" style:family="graphic" style:parent-style-name="standard">
      <style:graphic-properties draw:stroke="none"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false" draw:fit-to-size="false" draw:fit-to-contour="false" fo:max-height="0cm" fo:max-width="0cm" fo:min-height="4.459cm" fo:min-width="1.39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3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553cm" fo:min-width="0.97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graphic-properties draw:stroke="none" svg:stroke-width="0.015cm" svg:stroke-color="#000000" draw:marker-start-width="0.221cm" draw:marker-end-width="0.221cm" draw:fill="solid" draw:fill-color="#000000" draw:textarea-horizontal-align="left" draw:auto-grow-width="true" fo:min-height="0.277cm" fo:min-width="0.273cm" fo:padding-top="0cm" fo:padding-bottom="0cm" fo:padding-left="0cm" fo:padding-right="0cm"/>
    </style:style>
    <style:style style:name="gr77"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9" style:family="graphic">
      <style:graphic-properties style:protect="size"/>
    </style:style>
    <style:style style:name="gr8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3cm" fo:min-width="0.756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fit-to-size="false" draw:fit-to-contour="false" fo:max-height="0cm" fo:max-width="0cm" fo:min-height="1.21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1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graphic-properties draw:fill="none" draw:textarea-vertical-align="middle"/>
    </style:style>
    <style:style style:name="gr13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03"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0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2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277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7" draw:gradient-step-count="0" draw:fill-hatch-name="Hatching_20_1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1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objectwithoutfill">
      <style:graphic-properties svg:stroke-color="#999999" draw:fill="none" draw:textarea-vertical-align="middle"/>
    </style:style>
    <style:style style:name="gr2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1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0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195cm" fo:min-width="0.588cm" fo:padding-top="0cm" fo:padding-bottom="0cm" fo:padding-left="0cm" fo:padding-right="0cm"/>
    </style:style>
    <style:style style:name="gr302"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text-properties fo:font-size="6pt"/>
    </style:style>
    <style:style style:name="P15" style:family="paragraph">
      <style:text-properties fo:color="#000000" style:font-name="FreeSans1" fo:font-size="6pt" fo:font-weight="normal" style:font-size-asian="6pt" style:font-weight-asian="normal" style:font-size-complex="6pt" style:font-weight-complex="normal"/>
    </style:style>
    <style:style style:name="P16"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size="6pt" fo:hyphenate="false"/>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text-properties fo:color="#ffffff" style:font-name="FreeSans1" fo:font-size="6pt" fo:font-weight="bold" style:font-size-asian="6pt" style:font-weight-asian="bold" style:font-size-complex="6pt" style:font-weight-complex="bold"/>
    </style:style>
    <style:style style:name="P2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4" style:family="text">
      <style:text-properties style:text-outline="false" style:text-line-through-style="none" style:text-line-through-type="none" style:text-position="0% 100%" style:font-name="FreeSans"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5" style:family="text">
      <style:text-properties style:text-outline="true" style:text-line-through-style="none" style:text-line-through-type="none" style:text-position="0% 100%" style:font-name="FreeSans"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font-name="FreeSans1" fo:font-size="6pt" fo:font-weight="normal" style:font-size-asian="6pt" style:font-weight-asian="normal" style:font-size-complex="6pt" style:font-weight-complex="normal"/>
    </style:style>
    <style:style style:name="T9" style:family="text">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line-through-type="none" style:text-position="0% 100%" style:font-name="Liberation Mono"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ffffff" style:font-name="FreeSans1" fo:font-size="6pt" fo:font-weight="bold" style:font-size-asian="6pt" style:font-weight-asian="bold" style:font-size-complex="6pt" style:font-weight-complex="bold"/>
    </style:style>
    <style:style style:name="T13"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Liberation Mono"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super 58%" style:font-name="Liberation Mono"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sub 58%" style:font-name="Liberation Mono"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surface (floor)" draw:style-name="gr1" draw:text-style-name="P1" draw:layer="Layout" svg:width="3.927cm" svg:height="3.903cm" draw:transform="skewX (0.338942940737299) rotate (-0.582765437240906) translate (9.83cm 7.145cm)">
          <text:p/>
          <draw:enhanced-geometry svg:viewBox="0 0 21600 21600" draw:mirror-horizontal="false" draw:mirror-vertical="false" draw:type="rectangle" draw:enhanced-path="M 0 0 L 21600 0 21600 21600 0 21600 0 0 Z N"/>
        </draw:custom-shape>
        <draw:custom-shape draw:style-name="gr2" draw:text-style-name="P2" draw:layer="Layout" svg:width="27.698cm" svg:height="18.978cm" svg:x="0.992cm" svg:y="1cm">
          <text:p/>
          <draw:enhanced-geometry svg:viewBox="0 0 21600 21600" draw:mirror-horizontal="false" draw:mirror-vertical="false" draw:type="rectangle" draw:enhanced-path="M 0 0 L 21600 0 21600 21600 0 21600 0 0 Z N"/>
        </draw:custom-shape>
        <draw:line draw:style-name="gr3" draw:text-style-name="P1" draw:layer="layout" svg:x1="17.946cm" svg:y1="10.724cm" svg:x2="19.883cm" svg:y2="10.724cm">
          <text:p/>
        </draw:line>
        <draw:line draw:style-name="gr3" draw:text-style-name="P1" draw:layer="layout" svg:x1="19.198cm" svg:y1="12.065cm" svg:x2="19.977cm" svg:y2="11.191cm">
          <text:p/>
        </draw:line>
        <draw:line draw:style-name="gr3" draw:text-style-name="P1" draw:layer="layout" svg:x1="20.55cm" svg:y1="9.825cm" svg:x2="20.553cm" svg:y2="10.319cm">
          <text:p/>
        </draw:line>
        <draw:g>
          <draw:frame draw:style-name="gr4" draw:text-style-name="P4" draw:layer="layout" svg:width="9.657cm" svg:height="0.637cm" svg:x="10.736cm" svg:y="17.511cm">
            <draw:text-box>
              <text:p text:style-name="P3"><text:span text:style-name="T1">PROJECT NAME</text:span></text:p>
              <text:p text:style-name="P3"><text:span text:style-name="T2">COMPUTERS NETWORK DUMMY PROJECT</text:span></text:p>
            </draw:text-box>
          </draw:frame>
          <draw:frame draw:style-name="gr5" draw:text-style-name="P5" draw:layer="layout" svg:width="7.264cm" svg:height="0.381cm" svg:x="13.123cm" svg:y="19.279cm">
            <draw:text-box>
              <text:p text:style-name="P3"><text:span text:style-name="T3">geosoft1@gmail.com</text:span></text:p>
            </draw:text-box>
          </draw:frame>
          <draw:frame draw:style-name="gr6" draw:text-style-name="P5" draw:layer="layout" svg:width="6.752cm" svg:height="0.319cm" svg:x="21.785cm" svg:y="19.64cm">
            <draw:text-box>
              <text:p text:style-name="P3"><text:span text:style-name="T3">DUMMY COMPANY</text:span></text:p>
            </draw:text-box>
          </draw:frame>
          <draw:frame draw:style-name="gr7" draw:text-style-name="P6" draw:layer="layout" svg:width="3.737cm" svg:height="2.053cm" svg:x="21.785cm" svg:y="17.511cm">
            <draw:text-box>
              <text:p text:style-name="P3"><text:span text:style-name="T4">DRAFT</text:span></text:p>
              <text:p text:style-name="P3"><text:span text:style-name="T4">PRELIMINARY</text:span></text:p>
              <text:p text:style-name="P3"><text:span text:style-name="T5">CONFIDENTIAL</text:span></text:p>
              <text:p text:style-name="P3"><text:span text:style-name="T4">FINAL</text:span></text:p>
            </draw:text-box>
          </draw:frame>
          <draw:frame draw:style-name="gr8" draw:text-style-name="P7" draw:layer="layout" svg:width="7.259cm" svg:height="0.37cm" svg:x="13.123cm" svg:y="19.64cm">
            <draw:text-box>
              <text:p><text:span text:style-name="T6">28 Mar 2015, rev1.0</text:span></text:p>
            </draw:text-box>
          </draw:frame>
          <draw:frame draw:style-name="gr9" draw:text-style-name="P7" draw:layer="layout" svg:width="7.264cm" svg:height="0.381cm" svg:x="13.123cm" svg:y="18.187cm">
            <draw:text-box>
              <text:p text:style-name="P3"><text:span text:style-name="T2">DUMMY COMPANY</text:span></text:p>
            </draw:text-box>
          </draw:frame>
          <draw:frame draw:style-name="gr10" draw:text-style-name="P5" draw:layer="layout" svg:width="7.264cm" svg:height="0.381cm" svg:x="13.123cm" svg:y="18.552cm">
            <draw:text-box>
              <text:p text:style-name="P3"><text:span text:style-name="T3">OFFICE</text:span></text:p>
            </draw:text-box>
          </draw:frame>
          <draw:line draw:style-name="gr11" draw:text-style-name="P2" draw:layer="layout" svg:x1="21.696cm" svg:y1="17.458cm" svg:x2="21.689cm" svg:y2="19.976cm">
            <text:p/>
          </draw:line>
          <draw:frame draw:style-name="gr12" draw:text-style-name="P4" draw:layer="layout" svg:width="1.977cm" svg:height="0.319cm" svg:x="10.736cm" svg:y="19.64cm">
            <draw:text-box>
              <text:p text:style-name="P3"><text:span text:style-name="T1">DATE</text:span></text:p>
            </draw:text-box>
          </draw:frame>
          <draw:frame draw:style-name="gr13" draw:text-style-name="P4" draw:layer="layout" svg:width="1.977cm" svg:height="0.381cm" svg:x="10.736cm" svg:y="19.279cm">
            <draw:text-box>
              <text:p text:style-name="P3"><text:span text:style-name="T1">VERIFIED</text:span></text:p>
            </draw:text-box>
          </draw:frame>
          <draw:frame draw:style-name="gr14" draw:text-style-name="P4" draw:layer="layout" svg:width="1.977cm" svg:height="0.381cm" svg:x="10.74cm" svg:y="18.187cm">
            <draw:text-box>
              <text:p text:style-name="P3"><text:span text:style-name="T1">CLIENT</text:span></text:p>
            </draw:text-box>
          </draw:frame>
          <draw:frame draw:style-name="gr15" draw:text-style-name="P4" draw:layer="layout" svg:width="1.977cm" svg:height="0.381cm" svg:x="10.736cm" svg:y="18.552cm">
            <draw:text-box>
              <text:p text:style-name="P3"><text:span text:style-name="T1">LOCATION</text:span></text:p>
            </draw:text-box>
          </draw:frame>
          <draw:frame draw:style-name="gr16" draw:text-style-name="P4" draw:layer="layout" svg:width="1.977cm" svg:height="0.381cm" svg:x="10.736cm" svg:y="18.93cm">
            <draw:text-box>
              <text:p text:style-name="P3"><text:span text:style-name="T1">DESIGN</text:span></text:p>
            </draw:text-box>
          </draw:frame>
          <draw:frame draw:style-name="gr17" draw:text-style-name="P5" draw:layer="layout" svg:width="7.264cm" svg:height="0.381cm" svg:x="13.123cm" svg:y="18.93cm">
            <draw:text-box>
              <text:p text:style-name="P3"><text:span text:style-name="T3"><text:a xlink:href="mailto:geosoft1@gmail.com" xlink:type="simple">geosoft1@gmail.com</text:a></text:span></text:p>
            </draw:text-box>
          </draw:frame>
          <draw:line draw:style-name="gr18" draw:text-style-name="P2" draw:layer="layout" svg:x1="12.965cm" svg:y1="18.158cm" svg:x2="12.971cm" svg:y2="19.967cm">
            <text:p/>
          </draw:line>
          <draw:line draw:style-name="gr19" draw:text-style-name="P2" draw:layer="layout" svg:x1="10.684cm" svg:y1="19.607cm" svg:x2="28.684cm" svg:y2="19.607cm">
            <text:p/>
          </draw:line>
          <draw:line draw:style-name="gr20" draw:text-style-name="P8" draw:layer="layout" svg:x1="10.685cm" svg:y1="18.537cm" svg:x2="21.688cm" svg:y2="18.53cm">
            <text:p/>
          </draw:line>
          <draw:line draw:style-name="gr21" draw:text-style-name="P8" draw:layer="layout" svg:x1="10.685cm" svg:y1="18.161cm" svg:x2="21.688cm" svg:y2="18.154cm">
            <text:p/>
          </draw:line>
          <draw:frame draw:style-name="gr22" draw:text-style-name="P4" draw:layer="layout" svg:width="0.69cm" svg:height="0.637cm" svg:x="20.964cm" svg:y="17.511cm">
            <draw:text-box>
              <text:p text:style-name="P3"><text:span text:style-name="T2">P</text:span><text:span text:style-name="T2"><text:page-number>&lt;number&gt;</text:page-number></text:span></text:p>
            </draw:text-box>
          </draw:frame>
          <draw:line draw:style-name="gr23" draw:text-style-name="P2" draw:layer="layout" svg:x1="10.683cm" svg:y1="17.471cm" svg:x2="28.683cm" svg:y2="17.471cm">
            <text:p/>
          </draw:line>
          <draw:line draw:style-name="gr24" draw:text-style-name="P8" draw:layer="layout" svg:x1="10.685cm" svg:y1="19.251cm" svg:x2="21.688cm" svg:y2="19.244cm">
            <text:p/>
          </draw:line>
          <draw:line draw:style-name="gr25" draw:text-style-name="P8" draw:layer="layout" svg:x1="10.685cm" svg:y1="18.887cm" svg:x2="21.688cm" svg:y2="18.88cm">
            <text:p/>
          </draw:line>
          <draw:line draw:style-name="gr26" draw:text-style-name="P9" draw:layer="layout" svg:x1="10.683cm" svg:y1="17.471cm" svg:x2="10.683cm" svg:y2="19.975cm">
            <text:p/>
          </draw:line>
        </draw:g>
        <draw:g draw:name="switch layer2">
          <draw:polygon draw:style-name="gr27" draw:text-style-name="P10" draw:layer="layout" svg:width="1.234cm" svg:height="0.393cm" svg:x="20.02cm" svg:y="10.667cm" svg:viewBox="0 0 1235 394" draw:points="1,394 0,273 370,0 1235,0 1194,120 857,394">
            <text:p/>
          </draw:polygon>
          <draw:polygon draw:style-name="gr28" draw:text-style-name="P10" draw:layer="layout" svg:width="1.234cm" svg:height="0.272cm" svg:x="20.02cm" svg:y="10.667cm" svg:viewBox="0 0 1235 273" draw:points="0,273 369,0 1235,0 865,273">
            <text:p/>
          </draw:polygon>
          <draw:polygon draw:style-name="gr29" draw:text-style-name="P10" draw:layer="layout" svg:width="0.37cm" svg:height="0.393cm" svg:x="20.884cm" svg:y="10.667cm" svg:viewBox="0 0 371 394" draw:points="1,394 0,273 371,0 368,120">
            <text:p/>
          </draw:polygon>
          <draw:frame draw:style-name="gr30" draw:text-style-name="P11" draw:layer="layout" svg:width="1.256cm" svg:height="0.338cm" svg:x="20.005cm" svg:y="10.375cm">
            <draw:text-box>
              <text:p text:style-name="P3"><text:span text:style-name="T7">SW1 16P</text:span></text:p>
            </draw:text-box>
          </draw:frame>
          <draw:polygon draw:style-name="gr31" draw:text-style-name="P10" draw:layer="layout" svg:width="0.23cm" svg:height="0.075cm" svg:x="20.58cm" svg:y="10.803cm" svg:viewBox="0 0 231 76" draw:points="50,21 156,21 186,0 231,37 75,76 106,55 0,55">
            <text:p/>
          </draw:polygon>
          <draw:polygon draw:style-name="gr32" draw:text-style-name="P10" draw:layer="layout" svg:width="0.23cm" svg:height="0.075cm" svg:x="20.72cm" svg:y="10.707cm" svg:viewBox="0 0 231 76" draw:points="50,21 156,21 186,0 231,37 75,76 106,55 0,55">
            <text:p/>
          </draw:polygon>
          <draw:polygon draw:style-name="gr33" draw:text-style-name="P10" draw:layer="layout" svg:width="0.23cm" svg:height="0.075cm" svg:x="20.443cm" svg:y="10.724cm" svg:viewBox="0 0 231 76" draw:points="182,55 74,55 45,76 0,38 155,0 124,21 231,21">
            <text:p/>
          </draw:polygon>
          <draw:polygon draw:style-name="gr34" draw:text-style-name="P10" draw:layer="layout" svg:width="0.23cm" svg:height="0.075cm" svg:x="20.303cm" svg:y="10.821cm" svg:viewBox="0 0 231 76" draw:points="182,55 74,55 45,76 0,38 155,0 124,21 231,21">
            <text:p/>
          </draw:polygon>
        </draw:g>
        <draw:g draw:name="workstation">
          <draw:polygon draw:style-name="gr35" draw:text-style-name="P12" draw:layer="layout" svg:width="0.733cm" svg:height="0.652cm" svg:x="18.728cm" svg:y="12.412cm" svg:viewBox="0 0 734 653" draw:points="0,369 2,218 294,0 734,285 732,436 440,653">
            <text:p/>
          </draw:polygon>
          <draw:polygon draw:style-name="gr36" draw:text-style-name="P12" draw:layer="layout" svg:width="0.731cm" svg:height="0.501cm" svg:x="18.729cm" svg:y="12.412cm" svg:viewBox="0 0 732 502" draw:points="0,218 292,0 732,285 440,502">
            <text:p/>
          </draw:polygon>
          <draw:polygon draw:style-name="gr37" draw:text-style-name="P12" draw:layer="layout" svg:width="0.378cm" svg:height="0.519cm" svg:x="18.967cm" svg:y="12.224cm" svg:viewBox="0 0 379 520" draw:points="0,361 3,97 132,0 379,158 375,423 246,520">
            <text:p/>
          </draw:polygon>
          <draw:polygon draw:style-name="gr38" draw:text-style-name="P12" draw:layer="layout" svg:width="0.131cm" svg:height="0.361cm" svg:x="19.214cm" svg:y="12.382cm" svg:viewBox="0 0 132 362" draw:points="0,362 3,97 132,0 130,265">
            <text:p/>
          </draw:polygon>
          <draw:polygon draw:style-name="gr39" draw:text-style-name="P12" draw:layer="layout" svg:width="0.472cm" svg:height="0.796cm" svg:x="18.743cm" svg:y="12.065cm" svg:viewBox="0 0 473 797" draw:points="1,515 0,16 25,0 473,290 471,775 445,797">
            <text:p/>
          </draw:polygon>
          <draw:line draw:style-name="gr40" draw:text-style-name="P13" draw:layer="layout" svg:x1="19.18cm" svg:y1="12.368cm" svg:x2="19.18cm" svg:y2="12.853cm">
            <text:p/>
          </draw:line>
          <draw:line draw:style-name="gr41" draw:text-style-name="P13" draw:layer="layout" svg:x1="18.744cm" svg:y1="12.095cm" svg:x2="19.179cm" svg:y2="12.375cm">
            <text:p/>
          </draw:line>
          <draw:line draw:style-name="gr42" draw:text-style-name="P13" draw:layer="layout" svg:x1="19.165cm" svg:y1="12.915cm" svg:x2="19.168cm" svg:y2="13.059cm">
            <text:p/>
          </draw:line>
          <draw:line draw:style-name="gr43" draw:text-style-name="P13" draw:layer="layout" svg:x1="19.184cm" svg:y1="12.378cm" svg:x2="19.218cm" svg:y2="12.356cm">
            <text:p/>
          </draw:line>
          <draw:frame draw:style-name="gr44" draw:text-style-name="P11" draw:layer="layout" svg:width="1.733cm" svg:height="0.277cm" svg:x="18.703cm" svg:y="13.083cm">
            <draw:text-box>
              <text:p text:style-name="P3"><text:span text:style-name="T7">C1</text:span></text:p>
            </draw:text-box>
          </draw:frame>
        </draw:g>
        <draw:frame draw:name="label" draw:style-name="gr45" draw:text-style-name="P15" draw:layer="layout" svg:width="0.815cm" svg:height="0.278cm" svg:x="2.338cm" svg:y="15.648cm">
          <draw:text-box>
            <text:p text:style-name="P14"><text:span text:style-name="T8">TO SW1</text:span></text:p>
          </draw:text-box>
        </draw:frame>
        <draw:line draw:style-name="gr3" draw:text-style-name="P1" draw:layer="layout" svg:x1="2.688cm" svg:y1="16.043cm" svg:x2="2.688cm" svg:y2="16.471cm">
          <text:p/>
        </draw:line>
        <draw:frame draw:style-name="gr46" draw:text-style-name="P17" draw:layer="layout" svg:width="4.897cm" svg:height="4.459cm" svg:x="22.367cm" svg:y="8.495cm">
          <draw:text-box>
            <text:p text:style-name="P16"><text:span text:style-name="T9"/></text:p>
            <text:p text:style-name="P16"><text:span text:style-name="T9">IP 1.2.3.4</text:span></text:p>
            <text:p text:style-name="P16"><text:span text:style-name="T9">IP LAN 192.168.88.1/27,225</text:span></text:p>
            <text:p text:style-name="P16"><text:span text:style-name="T10">CONFIG <text:s text:c="6"/>GW NAT+AP,VPN</text:span></text:p>
            <text:p text:style-name="P16"><text:span text:style-name="T10">DHCP RANGE <text:s text:c="2"/>150+50</text:span></text:p>
            <text:p text:style-name="P16"><text:span text:style-name="T10">REMOTE MGMT <text:s/>8080</text:span></text:p>
            <text:p text:style-name="P16"><text:span text:style-name="T10">ACCESS <text:s text:c="6"/>root:-</text:span></text:p>
            <text:p text:style-name="P16"><text:span text:style-name="T10">SSID <text:s text:c="8"/>-</text:span></text:p>
            <text:p text:style-name="P16"><text:span text:style-name="T10">WPA/WPA2 <text:s text:c="4"/>-</text:span></text:p>
            <text:p text:style-name="P16"><text:span text:style-name="T10">PPTP IP <text:s text:c="5"/>10.0.0.1,RANGE 150+50</text:span></text:p>
            <text:p text:style-name="P16"><text:span text:style-name="T10">PPTP ACCESS <text:s/>joe:-</text:span></text:p>
            <text:p text:style-name="P16"><text:span text:style-name="T10">--------------------------------</text:span></text:p>
            <text:p text:style-name="P16"><text:span text:style-name="T10">PORT FORWARD TABLE</text:span></text:p>
            <text:p text:style-name="P16"><text:span text:style-name="T10">NAME <text:s text:c="8"/>INBOND OUTBOND HOST</text:span></text:p>
            <text:p text:style-name="P16"><text:span text:style-name="T10">HTTP <text:s text:c="12"/>80 <text:s text:c="4"/>80 <text:s text:c="3"/>10</text:span></text:p>
            <text:p text:style-name="P16"><text:span text:style-name="T10">SSH <text:s text:c="10"/>20022 <text:s text:c="4"/>22 <text:s text:c="3"/>10</text:span></text:p>
            <text:p text:style-name="P16"><text:span text:style-name="T10">--------------------------------</text:span></text:p>
            <text:p text:style-name="P16"><text:span text:style-name="T10"/></text:p>
          </draw:text-box>
        </draw:frame>
        <draw:g draw:name="laptop">
          <draw:polygon draw:style-name="gr47" draw:text-style-name="P18" draw:layer="layout" svg:width="0.812cm" svg:height="0.609cm" svg:x="13.52cm" svg:y="13.476cm" svg:viewBox="0 0 813 610" draw:points="1,313 0,262 355,0 813,297 813,348 458,610">
            <text:p/>
          </draw:polygon>
          <draw:polygon draw:style-name="gr48" draw:text-style-name="P18" draw:layer="layout" svg:width="0.812cm" svg:height="0.558cm" svg:x="13.521cm" svg:y="13.476cm" svg:viewBox="0 0 813 559" draw:points="0,262 355,0 813,297 457,559">
            <text:p/>
          </draw:polygon>
          <draw:polygon draw:style-name="gr49" draw:text-style-name="P18" draw:layer="layout" svg:width="0.488cm" svg:height="0.709cm" svg:x="13.849cm" svg:y="13.086cm" svg:viewBox="0 0 489 710" draw:points="0,414 5,21 33,0 489,296 484,688 455,710">
            <text:p/>
          </draw:polygon>
          <draw:line draw:style-name="gr50" draw:text-style-name="P18" draw:layer="layout" svg:x1="14.304cm" svg:y1="13.411cm" svg:x2="14.3cm" svg:y2="13.79cm">
            <text:p/>
          </draw:line>
          <draw:line draw:style-name="gr51" draw:text-style-name="P18" draw:layer="layout" svg:x1="13.85cm" svg:y1="13.112cm" svg:x2="14.309cm" svg:y2="13.41cm">
            <text:p/>
          </draw:line>
          <draw:line draw:style-name="gr52" draw:text-style-name="P18" draw:layer="layout" svg:x1="13.976cm" svg:y1="14.027cm" svg:x2="13.976cm" svg:y2="14.081cm">
            <text:p text:style-name="P19"><text:span text:style-name="T11"><text:s/></text:span></text:p>
          </draw:line>
          <draw:line draw:style-name="gr53" draw:text-style-name="P18" draw:layer="layout" svg:x1="14.302cm" svg:y1="13.409cm" svg:x2="14.335cm" svg:y2="13.388cm">
            <text:p/>
          </draw:line>
          <draw:frame draw:style-name="gr54" draw:text-style-name="P11" draw:layer="layout" svg:width="1.049cm" svg:height="0.277cm" svg:x="13.515cm" svg:y="14.101cm">
            <draw:text-box>
              <text:p text:style-name="P3"><text:span text:style-name="T7">N1</text:span></text:p>
            </draw:text-box>
          </draw:frame>
        </draw:g>
        <draw:g draw:name="jet printer">
          <draw:g>
            <draw:polygon draw:style-name="gr55" draw:text-style-name="P12" draw:layer="layout" svg:width="0.584cm" svg:height="0.535cm" svg:x="19.181cm" svg:y="14.531cm" svg:viewBox="0 0 585 536" draw:points="0,290 152,10 194,0 585,244 433,525 391,536">
              <text:p/>
            </draw:polygon>
            <draw:polygon draw:style-name="gr56" draw:text-style-name="P12" draw:layer="layout" svg:width="0.206cm" svg:height="0.279cm" svg:x="19.559cm" svg:y="14.775cm" svg:viewBox="0 0 207 280" draw:points="0,262 143,10 207,0 56,280">
              <text:p/>
            </draw:polygon>
            <draw:polygon draw:style-name="gr57" draw:text-style-name="P12" draw:layer="layout" svg:width="0.917cm" svg:height="0.738cm" svg:x="18.828cm" svg:y="14.65cm" svg:viewBox="0 0 918 739" draw:points="0,308 2,181 245,0 918,433 916,557 671,739">
              <text:p/>
            </draw:polygon>
            <draw:polygon draw:style-name="gr58" draw:text-style-name="P12" draw:layer="layout" svg:width="0.244cm" svg:height="0.306cm" svg:x="19.501cm" svg:y="15.082cm" svg:viewBox="0 0 245 307" draw:points="0,307 2,181 245,0 244,126">
              <text:p/>
            </draw:polygon>
            <draw:polygon draw:style-name="gr59" draw:text-style-name="P12" draw:layer="layout" svg:width="0.636cm" svg:height="0.468cm" svg:x="18.766cm" svg:y="14.929cm" svg:viewBox="0 0 637 469" draw:points="0,174 0,134 180,0 637,294 637,335 458,469">
              <text:p/>
            </draw:polygon>
            <draw:polygon draw:style-name="gr60" draw:text-style-name="P12" draw:layer="layout" svg:width="0.636cm" svg:height="0.428cm" svg:x="18.766cm" svg:y="14.919cm" svg:viewBox="0 0 637 429" draw:points="0,134 180,0 637,294 458,429">
              <text:p/>
            </draw:polygon>
            <draw:polygon draw:style-name="gr61" draw:text-style-name="P13" draw:layer="layout" svg:width="0.898cm" svg:height="0.541cm" svg:x="18.839cm" svg:y="14.65cm" svg:viewBox="0 0 899 542" draw:points="0,108 233,0 899,432 668,542">
              <text:p/>
            </draw:polygon>
          </draw:g>
          <draw:frame draw:style-name="gr62" draw:text-style-name="P11" draw:layer="layout" svg:width="1.328cm" svg:height="0.553cm" svg:x="18.762cm" svg:y="15.416cm">
            <draw:text-box>
              <text:p text:style-name="P3"><text:span text:style-name="T7">PRn2</text:span></text:p>
              <text:p text:style-name="P3"><text:span text:style-name="T7">FS-1116MFP</text:span></text:p>
            </draw:text-box>
          </draw:frame>
        </draw:g>
        <draw:g draw:name="scanner">
          <draw:polygon draw:style-name="gr63" draw:text-style-name="P18" draw:layer="layout" svg:width="0.992cm" svg:height="0.773cm" svg:x="20.512cm" svg:y="13.424cm" svg:viewBox="0 0 993 774" draw:points="0,487 1,420 559,0 993,288 992,353 433,774">
            <text:p/>
          </draw:polygon>
          <draw:polygon draw:style-name="gr64" draw:text-style-name="P18" draw:layer="layout" svg:width="0.991cm" svg:height="0.706cm" svg:x="20.513cm" svg:y="13.424cm" svg:viewBox="0 0 992 707" draw:points="0,420 558,0 992,288 433,707">
            <text:p/>
          </draw:polygon>
          <draw:polygon draw:style-name="gr65" draw:text-style-name="P18" draw:layer="layout" svg:width="0.559cm" svg:height="0.485cm" svg:x="20.945cm" svg:y="13.711cm" svg:viewBox="0 0 560 486" draw:points="0,486 1,420 560,0 559,65">
            <text:p/>
          </draw:polygon>
          <draw:polygon draw:style-name="gr66" draw:text-style-name="P18" draw:layer="layout" svg:width="0.987cm" svg:height="0.513cm" svg:x="20.505cm" svg:y="13.424cm" svg:viewBox="0 0 988 514" draw:points="0,235 563,0 988,279 429,514">
            <text:p/>
          </draw:polygon>
        </draw:g>
        <draw:g>
          <draw:g draw:name="server">
            <draw:g>
              <draw:g>
                <draw:polygon draw:style-name="gr67" draw:text-style-name="P18" draw:layer="layout" svg:width="0.592cm" svg:height="1.035cm" draw:transform="skewX (-0.0174532925199433) translate (9.2814420392384cm 7.7321738987871cm)" svg:viewBox="0 0 593 1036" draw:points="0,941 7,361 458,0 593,95 586,675 134,1036">
                  <text:p/>
                </draw:polygon>
                <draw:polygon draw:style-name="gr68" draw:text-style-name="P18" draw:layer="layout" svg:width="0.585cm" svg:height="0.455cm" draw:transform="skewX (-0.0153588974175501) translate (9.2889132861567cm 7.7321738987871cm)" svg:viewBox="0 0 586 456" draw:points="0,361 451,0 586,95 135,456">
                  <text:p/>
                </draw:polygon>
                <draw:polygon draw:style-name="gr69" draw:text-style-name="P18" draw:layer="layout" svg:width="0.458cm" svg:height="0.94cm" draw:transform="skewX (-0.0106465084371654) translate (9.4239292596217cm 7.8263315294317cm)" svg:viewBox="0 0 459 941" draw:points="0,941 7,361 459,0 452,580">
                  <text:p/>
                </draw:polygon>
              </draw:g>
              <draw:frame draw:style-name="gr70" draw:text-style-name="P20" draw:layer="layout" svg:width="0.823cm" svg:height="0.467cm" svg:x="9.29cm" svg:y="8.799cm">
                <draw:text-box>
                  <text:p text:style-name="P3"><text:span text:style-name="T9">S2</text:span></text:p>
                  <text:p text:style-name="P3"><text:span text:style-name="T9">192.168.</text:span></text:p>
                </draw:text-box>
              </draw:frame>
            </draw:g>
          </draw:g>
        </draw:g>
        <draw:g draw:name="database">
          <draw:polygon draw:style-name="gr71" draw:text-style-name="P1" draw:layer="layout" svg:width="0.483cm" svg:height="0.296cm" svg:x="9.583cm" svg:y="8.398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71" draw:text-style-name="P1" draw:layer="layout" svg:width="0.483cm" svg:height="0.296cm" svg:x="9.582cm" svg:y="8.233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71" draw:text-style-name="P1" draw:layer="layout" svg:width="0.483cm" svg:height="0.296cm" svg:x="9.581cm" svg:y="8.068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71" draw:text-style-name="P1" draw:layer="layout" svg:width="0.483cm" svg:height="0.13cm" svg:x="9.581cm" svg:y="8.068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72" draw:text-style-name="P1" draw:layer="layout" svg:width="0.51cm" svg:height="0.5cm" svg:x="9.957cm" svg:y="7.446cm">
          <draw:image xlink:href="Pictures/100000000000005B000000599512D5C1.png" xlink:type="simple" xlink:show="embed" xlink:actuate="onLoad">
            <text:p/>
          </draw:image>
        </draw:frame>
        <draw:g>
          <draw:g draw:name="server">
            <draw:g>
              <draw:g>
                <draw:polygon draw:style-name="gr73" draw:text-style-name="P18" draw:layer="layout" svg:width="0.592cm" svg:height="1.035cm" draw:transform="skewX (-0.0174532925199433) translate (16.1504420392384cm 9.9331738987871cm)" svg:viewBox="0 0 593 1036" draw:points="0,941 7,361 458,0 593,95 586,675 134,1036">
                  <text:p/>
                </draw:polygon>
                <draw:polygon draw:style-name="gr74" draw:text-style-name="P18" draw:layer="layout" svg:width="0.585cm" svg:height="0.455cm" draw:transform="skewX (-0.0153588974175501) translate (16.1579132861567cm 9.9331738987871cm)" svg:viewBox="0 0 586 456" draw:points="0,361 451,0 586,95 135,456">
                  <text:p/>
                </draw:polygon>
                <draw:polygon draw:style-name="gr75" draw:text-style-name="P18" draw:layer="layout" svg:width="0.458cm" svg:height="0.94cm" draw:transform="skewX (-0.0106465084371654) translate (16.2929292596217cm 10.0273315294317cm)" svg:viewBox="0 0 459 941" draw:points="0,941 7,361 459,0 452,580">
                  <text:p/>
                </draw:polygon>
              </draw:g>
              <draw:frame draw:style-name="gr70" draw:text-style-name="P20" draw:layer="layout" svg:width="1.352cm" svg:height="0.467cm" svg:x="16.159cm" svg:y="11cm">
                <draw:text-box>
                  <text:p text:style-name="P3"><text:span text:style-name="T9">SERVER1</text:span></text:p>
                  <text:p text:style-name="P3"><text:span text:style-name="T9">192.168.99.10</text:span></text:p>
                </draw:text-box>
              </draw:frame>
            </draw:g>
          </draw:g>
        </draw:g>
        <draw:g draw:name="database">
          <draw:polygon draw:style-name="gr71" draw:text-style-name="P1" draw:layer="layout" svg:width="0.483cm" svg:height="0.296cm" svg:x="16.452cm" svg:y="10.599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71" draw:text-style-name="P1" draw:layer="layout" svg:width="0.483cm" svg:height="0.296cm" svg:x="16.451cm" svg:y="10.434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71" draw:text-style-name="P1" draw:layer="layout" svg:width="0.483cm" svg:height="0.296cm" svg:x="16.45cm" svg:y="10.269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71" draw:text-style-name="P1" draw:layer="layout" svg:width="0.483cm" svg:height="0.13cm" svg:x="16.45cm" svg:y="10.269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72" draw:text-style-name="P1" draw:layer="layout" svg:width="0.61cm" svg:height="0.72cm" svg:x="17.047cm" svg:y="10.226cm">
          <draw:image xlink:href="Pictures/10000000000000CF000000F49AEA8539.png" xlink:type="simple" xlink:show="embed" xlink:actuate="onLoad">
            <text:p/>
          </draw:image>
        </draw:frame>
        <draw:frame draw:name="label" draw:style-name="gr76" draw:text-style-name="P21" draw:layer="layout" svg:width="0.273cm" svg:height="0.277cm" svg:x="16.538cm" svg:y="12.543cm">
          <draw:text-box>
            <text:p text:style-name="P14"><text:span text:style-name="T12">C1</text:span></text:p>
          </draw:text-box>
        </draw:frame>
        <draw:frame draw:name="label" draw:style-name="gr76" draw:text-style-name="P21" draw:layer="layout" svg:width="0.273cm" svg:height="0.277cm" svg:x="18.847cm" svg:y="11.84cm">
          <draw:text-box>
            <text:p text:style-name="P14"><text:span text:style-name="T12">C2</text:span></text:p>
          </draw:text-box>
        </draw:frame>
        <draw:g draw:name="cloud">
          <draw:polygon draw:style-name="gr77" draw:text-style-name="P18" draw:layer="layout" svg:width="1.034cm" svg:height="0.761cm" svg:x="20.068cm" svg:y="7.094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78" draw:text-style-name="P18" draw:layer="layout" svg:width="1.034cm" svg:height="0.761cm" svg:x="20.068cm" svg:y="7.094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79">
          <draw:line draw:style-name="gr80" draw:text-style-name="P18" draw:layer="layout" svg:x1="20.601cm" svg:y1="7.774cm" svg:x2="20.482cm" svg:y2="7.995cm">
            <text:p/>
          </draw:line>
          <draw:line draw:style-name="gr81" draw:text-style-name="P18" draw:layer="layout" svg:x1="20.694cm" svg:y1="7.994cm" svg:x2="20.481cm" svg:y2="7.994cm">
            <text:p/>
          </draw:line>
          <draw:line draw:style-name="gr82" draw:text-style-name="P18" draw:layer="layout" svg:x1="20.694cm" svg:y1="7.991cm" svg:x2="20.575cm" svg:y2="8.212cm">
            <text:p/>
          </draw:line>
        </draw:g>
        <draw:g draw:name="dvr">
          <draw:polygon draw:style-name="gr83" draw:text-style-name="P10" draw:layer="layout" svg:width="1.199cm" svg:height="0.899cm" svg:x="2.029cm" svg:y="16.675cm" svg:viewBox="0 0 1200 900" draw:points="0,501 1,434 588,0 1200,399 1199,466 612,900">
            <text:p/>
          </draw:polygon>
          <draw:polygon draw:style-name="gr84" draw:text-style-name="P10" draw:layer="layout" svg:width="1.198cm" svg:height="0.831cm" svg:x="2.03cm" svg:y="16.675cm" svg:viewBox="0 0 1199 832" draw:points="0,434 587,0 1199,399 612,832">
            <text:p/>
          </draw:polygon>
          <draw:polygon draw:style-name="gr85" draw:text-style-name="P10" draw:layer="layout" svg:width="0.587cm" svg:height="0.5cm" svg:x="2.641cm" svg:y="17.074cm" svg:viewBox="0 0 588 501" draw:points="0,501 1,434 588,0 587,68">
            <text:p/>
          </draw:polygon>
          <draw:frame draw:style-name="gr86" draw:text-style-name="P22" draw:layer="layout" svg:width="0.756cm" svg:height="0.3cm" svg:x="2.262cm" svg:y="16.953cm">
            <draw:text-box>
              <text:p text:style-name="P19"><text:span text:style-name="T7">DVR-16</text:span></text:p>
            </draw:text-box>
          </draw:frame>
          <draw:frame draw:style-name="gr87" draw:text-style-name="P20" draw:layer="layout" svg:width="3.279cm" svg:height="1.231cm" svg:x="2.018cm" svg:y="17.622cm">
            <draw:text-box>
              <text:p text:style-name="P3"><text:span text:style-name="T10">DH-DVR3104E</text:span></text:p>
              <text:p text:style-name="P3"><text:span text:style-name="T10">IP <text:s text:c="4"/>192.168.1.108/24,1</text:span></text:p>
              <text:p text:style-name="P3"><text:span text:style-name="T10">PORT <text:s text:c="2"/>80,37777</text:span></text:p>
              <text:p text:style-name="P3"><text:span text:style-name="T10">ACCESS admin:-</text:span></text:p>
              <text:p text:style-name="P3"><text:span text:style-name="T10"><text:s text:c="7"/></text:span><text:span text:style-name="T10">user:123456</text:span></text:p>
            </draw:text-box>
          </draw:frame>
        </draw:g>
        <draw:g draw:name="cabinet">
          <draw:polygon draw:style-name="gr88" draw:text-style-name="P18" draw:layer="layout" svg:width="0.822cm" svg:height="1.199cm" svg:x="18.537cm" svg:y="8.645cm" svg:viewBox="0 0 823 1200" draw:points="0,882 8,253 344,0 823,318 816,946 479,1200">
            <text:p/>
          </draw:polygon>
          <draw:polygon draw:style-name="gr89" draw:text-style-name="P18" draw:layer="layout" svg:width="0.815cm" svg:height="0.57cm" svg:x="18.545cm" svg:y="8.645cm" svg:viewBox="0 0 816 571" draw:points="0,253 337,0 816,318 479,571">
            <text:p/>
          </draw:polygon>
          <draw:polygon draw:style-name="gr90" draw:text-style-name="P18" draw:layer="layout" svg:width="0.344cm" svg:height="0.881cm" svg:x="19.016cm" svg:y="8.963cm" svg:viewBox="0 0 345 882" draw:points="0,882 8,253 345,0 337,628">
            <text:p/>
          </draw:polygon>
          <draw:line draw:style-name="gr91" draw:text-style-name="P18" draw:layer="layout" svg:x1="18.594cm" svg:y1="8.939cm" svg:x2="18.589cm" svg:y2="9.546cm">
            <text:p/>
          </draw:line>
          <draw:line draw:style-name="gr92" draw:text-style-name="P18" draw:layer="layout" svg:x1="18.975cm" svg:y1="9.193cm" svg:x2="18.97cm" svg:y2="9.8cm">
            <text:p/>
          </draw:line>
          <draw:line draw:style-name="gr93" draw:text-style-name="P18" draw:layer="layout" svg:x1="18.782cm" svg:y1="9.07cm" svg:x2="18.777cm" svg:y2="9.677cm">
            <text:p/>
          </draw:line>
        </draw:g>
        <draw:g draw:name="ups">
          <draw:polygon draw:style-name="gr94" draw:text-style-name="P12" draw:layer="layout" svg:width="0.668cm" svg:height="0.799cm" svg:x="19.153cm" svg:y="9.032cm" svg:viewBox="0 0 669 800" draw:points="0,679 3,351 479,0 669,122 663,449 190,800">
            <text:p/>
          </draw:polygon>
          <draw:polygon draw:style-name="gr95" draw:text-style-name="P12" draw:layer="layout" svg:width="0.109cm" svg:height="0.15cm" svg:x="19.196cm" svg:y="9.47cm" svg:viewBox="0 0 110 151" draw:points="0,81 2,0 110,70 110,151">
            <text:p/>
          </draw:polygon>
          <draw:line draw:style-name="gr96" draw:text-style-name="P23" draw:layer="layout" svg:x1="19.817cm" svg:y1="9.155cm" svg:x2="19.347cm" svg:y2="9.509cm">
            <text:p/>
          </draw:line>
          <draw:line draw:style-name="gr97" draw:text-style-name="P23" draw:layer="layout" svg:x1="19.163cm" svg:y1="9.389cm" svg:x2="19.347cm" svg:y2="9.507cm">
            <text:p/>
          </draw:line>
          <draw:line draw:style-name="gr98" draw:text-style-name="P23" draw:layer="layout" svg:x1="19.347cm" svg:y1="9.823cm" svg:x2="19.348cm" svg:y2="9.51cm">
            <text:p/>
          </draw:line>
          <draw:line draw:style-name="gr99" draw:text-style-name="P23" draw:layer="layout" svg:x1="19.187cm" svg:y1="9.685cm" svg:x2="19.308cm" svg:y2="9.763cm">
            <text:p text:style-name="P19"><text:span text:style-name="T13"><text:s text:c="12"/></text:span></text:p>
          </draw:line>
          <draw:line draw:style-name="gr100" draw:text-style-name="P23" draw:layer="layout" svg:x1="19.187cm" svg:y1="9.642cm" svg:x2="19.308cm" svg:y2="9.72cm">
            <text:p/>
          </draw:line>
          <draw:line draw:style-name="gr101" draw:text-style-name="P23" draw:layer="layout" svg:x1="19.187cm" svg:y1="9.597cm" svg:x2="19.308cm" svg:y2="9.675cm">
            <text:p/>
          </draw:line>
        </draw:g>
        <draw:g draw:name="gateway">
          <draw:g>
            <draw:frame draw:style-name="gr102" draw:text-style-name="P24" draw:layer="layout" svg:width="0.286cm" svg:height="0.247cm" svg:x="21.004cm" svg:y="8.836cm">
              <draw:text-box>
                <text:p text:style-name="P3"><text:span text:style-name="T14">3G</text:span></text:p>
              </draw:text-box>
            </draw:frame>
            <draw:line draw:style-name="gr103" draw:text-style-name="P25" draw:layer="layout" svg:x1="21.01cm" svg:y1="9.45cm" svg:x2="21.01cm" svg:y2="9.528cm">
              <text:p/>
            </draw:line>
            <draw:line draw:style-name="gr104" draw:text-style-name="P25" draw:layer="layout" svg:x1="21.062cm" svg:y1="9.392cm" svg:x2="21.06cm" svg:y2="9.527cm">
              <text:p/>
            </draw:line>
            <draw:line draw:style-name="gr105" draw:text-style-name="P25" draw:layer="layout" svg:x1="21.114cm" svg:y1="9.316cm" svg:x2="21.11cm" svg:y2="9.528cm">
              <text:p/>
            </draw:line>
            <draw:line draw:style-name="gr106" draw:text-style-name="P25" draw:layer="layout" svg:x1="21.163cm" svg:y1="9.244cm" svg:x2="21.16cm" svg:y2="9.528cm">
              <text:p/>
            </draw:line>
            <draw:line draw:style-name="gr107" draw:text-style-name="P25" draw:layer="layout" svg:x1="21.218cm" svg:y1="9.137cm" svg:x2="21.211cm" svg:y2="9.529cm">
              <text:p/>
            </draw:line>
          </draw:g>
          <draw:g draw:name="router">
            <draw:polygon draw:style-name="gr108" draw:text-style-name="P12" draw:layer="layout" svg:width="0.762cm" svg:height="0.393cm" svg:x="20.059cm" svg:y="9.249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109" draw:text-style-name="P12" draw:layer="layout" svg:width="0.761cm" svg:height="0.268cm" svg:x="20.059cm" svg:y="9.249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110" draw:text-style-name="P12" draw:layer="layout" svg:width="0.149cm" svg:height="0.074cm" draw:transform="skewX (0.970403064108847) rotate (-0.289026524130262) translate (20.3064222608218cm 9.29386954986981cm)" svg:viewBox="0 0 150 75" draw:points="0,19 113,19 112,0 150,37 113,75 112,57 1,57">
              <text:p/>
            </draw:polygon>
            <draw:polygon draw:style-name="gr111" draw:text-style-name="P12" draw:layer="layout" svg:width="0.15cm" svg:height="0.077cm" draw:transform="skewX (0.945270322880129) rotate (2.84785374047915) translate (20.5825438311564cm 9.4747920038113cm)" svg:viewBox="0 0 151 78" draw:points="1,19 114,19 115,0 151,39 112,78 113,58 0,58">
              <text:p/>
            </draw:polygon>
            <draw:polygon draw:style-name="gr112" draw:text-style-name="P12" draw:layer="layout" svg:width="0.148cm" svg:height="0.064cm" draw:transform="skewX (-1.03672557568463) rotate (-2.89183603762941) translate (20.7048364212472cm 9.34205126749945cm)" svg:viewBox="0 0 149 65" draw:points="148,16 37,17 36,0 0,33 38,65 38,49 149,49">
              <text:p/>
            </draw:polygon>
            <draw:polygon draw:style-name="gr113" draw:text-style-name="P12" draw:layer="layout" svg:width="0.15cm" svg:height="0.079cm" draw:transform="skewX (-0.943350460702935) rotate (0.301418361819421) translate (20.1827075168598cm 9.43275767339745cm)" svg:viewBox="0 0 151 80" draw:points="151,20 37,19 38,0 0,39 37,80 37,60 150,59">
              <text:p/>
            </draw:polygon>
            <draw:frame draw:style-name="gr114" draw:text-style-name="P24" draw:layer="layout" svg:width="0.256cm" svg:height="0.247cm" svg:x="20.05cm" svg:y="9.009cm">
              <draw:text-box>
                <text:p text:style-name="P3"><text:span text:style-name="T14">R1</text:span></text:p>
              </draw:text-box>
            </draw:frame>
          </draw:g>
          <draw:g draw:name="wifi">
            <draw:custom-shape draw:style-name="gr115" draw:text-style-name="P25" draw:layer="layout" svg:width="0.229cm" svg:height="0.229cm" svg:x="20.701cm" svg:y="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25" draw:layer="layout" svg:width="0.158cm" svg:height="0.158cm" svg:x="20.737cm" svg:y="8.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7" draw:text-style-name="P24" draw:layer="layout" svg:width="0.534cm" svg:height="0.247cm" svg:x="20.599cm" svg:y="8.512cm">
              <draw:text-box>
                <text:p text:style-name="P3"><text:span text:style-name="T14">WIFI</text:span></text:p>
              </draw:text-box>
            </draw:frame>
            <draw:custom-shape draw:style-name="gr118" draw:text-style-name="P25" draw:layer="layout" svg:width="0.076cm" svg:height="0.076cm" svg:x="20.777cm" svg:y="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25" draw:layer="layout" svg:x1="20.816cm" svg:y1="9.292cm" svg:x2="20.816cm" svg:y2="8.986cm">
              <text:p/>
            </draw:line>
          </draw:g>
          <draw:g draw:name="firewall">
            <draw:polygon draw:style-name="gr120" draw:text-style-name="P18" draw:layer="layout" svg:width="0.527cm" svg:height="0.999cm" svg:x="21.354cm" svg:y="8.637cm" svg:viewBox="0 0 528 1000" draw:points="0,975 3,367 489,0 528,28 521,637 37,1000">
              <text:p/>
            </draw:polygon>
            <draw:polygon draw:style-name="gr121" draw:text-style-name="P18" draw:layer="layout" svg:width="0.49cm" svg:height="0.972cm" svg:x="21.391cm" svg:y="8.664cm" svg:viewBox="0 0 491 973" draw:points="0,973 7,363 491,0 483,609">
              <text:p/>
            </draw:polygon>
            <draw:line draw:style-name="gr122" draw:text-style-name="P18" draw:layer="layout" svg:x1="21.397cm" svg:y1="9.153cm" svg:x2="21.88cm" svg:y2="8.792cm">
              <text:p/>
            </draw:line>
            <draw:line draw:style-name="gr123" draw:text-style-name="P18" draw:layer="layout" svg:x1="21.395cm" svg:y1="9.275cm" svg:x2="21.878cm" svg:y2="8.914cm">
              <text:p/>
            </draw:line>
            <draw:line draw:style-name="gr124" draw:text-style-name="P18" draw:layer="layout" svg:x1="21.392cm" svg:y1="9.401cm" svg:x2="21.875cm" svg:y2="9.04cm">
              <text:p/>
            </draw:line>
            <draw:line draw:style-name="gr125" draw:text-style-name="P18" draw:layer="layout" svg:x1="21.644cm" svg:y1="9.084cm" svg:x2="21.644cm" svg:y2="8.967cm">
              <text:p/>
            </draw:line>
            <draw:line draw:style-name="gr126" draw:text-style-name="P18" draw:layer="layout" svg:x1="21.647cm" svg:y1="9.334cm" svg:x2="21.647cm" svg:y2="9.217cm">
              <text:p/>
            </draw:line>
            <draw:line draw:style-name="gr127" draw:text-style-name="P18" draw:layer="layout" svg:x1="21.567cm" svg:y1="9.026cm" svg:x2="21.567cm" svg:y2="8.909cm">
              <text:p/>
            </draw:line>
            <draw:line draw:style-name="gr128" draw:text-style-name="P18" draw:layer="layout" svg:x1="21.569cm" svg:y1="9.263cm" svg:x2="21.569cm" svg:y2="9.146cm">
              <text:p/>
            </draw:line>
            <draw:line draw:style-name="gr129" draw:text-style-name="P18" draw:layer="layout" svg:x1="21.736cm" svg:y1="8.901cm" svg:x2="21.736cm" svg:y2="8.784cm">
              <text:p/>
            </draw:line>
            <draw:line draw:style-name="gr130" draw:text-style-name="P18" draw:layer="layout" svg:x1="21.738cm" svg:y1="9.137cm" svg:x2="21.738cm" svg:y2="9.02cm">
              <text:p/>
            </draw:line>
            <draw:line draw:style-name="gr131" draw:text-style-name="P18" draw:layer="layout" svg:x1="21.388cm" svg:y1="9.527cm" svg:x2="21.871cm" svg:y2="9.166cm">
              <text:p/>
            </draw:line>
            <draw:line draw:style-name="gr132" draw:text-style-name="P18" draw:layer="layout" svg:x1="21.562cm" svg:y1="9.515cm" svg:x2="21.562cm" svg:y2="9.398cm">
              <text:p/>
            </draw:line>
            <draw:line draw:style-name="gr133" draw:text-style-name="P18" draw:layer="layout" svg:x1="21.731cm" svg:y1="9.389cm" svg:x2="21.731cm" svg:y2="9.272cm">
              <text:p/>
            </draw:line>
            <draw:line draw:style-name="gr134" draw:text-style-name="P18" draw:layer="layout" svg:x1="21.357cm" svg:y1="9.001cm" svg:x2="21.401cm" svg:y2="9.029cm">
              <text:p/>
            </draw:line>
          </draw:g>
          <draw:g>
            <draw:frame draw:style-name="gr135" draw:text-style-name="P26" draw:layer="layout" svg:width="0.609cm" svg:height="0.529cm" svg:x="20.053cm" svg:y="8.505cm">
              <draw:text-box>
                <text:p text:style-name="P3"><text:span text:style-name="T15">R</text:span><text:span text:style-name="T16">GW</text:span></text:p>
              </draw:text-box>
            </draw:frame>
            <draw:line draw:style-name="gr136" draw:text-style-name="P1" draw:layer="layout" svg:x1="20.308cm" svg:y1="8.537cm" svg:x2="20.112cm" svg:y2="8.965cm">
              <text:p/>
            </draw:line>
          </draw:g>
          <draw:frame draw:style-name="gr137" draw:text-style-name="P20" draw:layer="layout" svg:width="0.256cm" svg:height="0.247cm" svg:x="20.074cm" svg:y="9.694cm">
            <draw:text-box>
              <text:p text:style-name="P3"><text:span text:style-name="T10">G1</text:span></text:p>
            </draw:text-box>
          </draw:frame>
        </draw:g>
        <draw:g draw:name="building" draw:style-name="gr79">
          <draw:polygon draw:style-name="gr138" draw:text-style-name="P27" draw:layer="layout" svg:width="0.365cm" svg:height="0.617cm" svg:x="8.213cm" svg:y="7.946cm" svg:viewBox="0 0 366 618" draw:points="0,534 4,176 239,0 366,85 362,443 127,618">
            <text:p/>
          </draw:polygon>
          <draw:polygon draw:style-name="gr138" draw:text-style-name="P27" draw:layer="layout" svg:width="0.361cm" svg:height="0.259cm" svg:x="8.217cm" svg:y="7.946cm" svg:viewBox="0 0 362 260" draw:points="0,176 234,0 362,84 127,260">
            <text:p/>
          </draw:polygon>
          <draw:polygon draw:style-name="gr138" draw:text-style-name="P27" draw:layer="layout" svg:width="0.238cm" svg:height="0.533cm" svg:x="8.34cm" svg:y="8.03cm" svg:viewBox="0 0 239 534" draw:points="0,534 4,176 239,0 235,358">
            <text:p/>
          </draw:polygon>
          <draw:polygon draw:style-name="gr138" draw:text-style-name="P27" draw:layer="layout" svg:width="0.472cm" svg:height="1.112cm" svg:x="8.319cm" svg:y="7.584cm" svg:viewBox="0 0 473 1113" draw:points="0,968 10,184 255,0 473,144 463,928 218,1113">
            <text:p/>
          </draw:polygon>
          <draw:polygon draw:style-name="gr138" draw:text-style-name="P27" draw:layer="layout" svg:width="0.462cm" svg:height="0.328cm" svg:x="8.329cm" svg:y="7.584cm" svg:viewBox="0 0 463 329" draw:points="0,184 246,0 463,144 218,329">
            <text:p/>
          </draw:polygon>
          <draw:polygon draw:style-name="gr138" draw:text-style-name="P27" draw:layer="layout" svg:width="0.254cm" svg:height="0.967cm" svg:x="8.537cm" svg:y="7.728cm" svg:viewBox="0 0 255 968" draw:points="0,968 10,184 255,0 246,783">
            <text:p/>
          </draw:polygon>
          <draw:polygon draw:style-name="gr138" draw:text-style-name="P27" draw:layer="layout" svg:width="0.375cm" svg:height="0.752cm" svg:x="8.537cm" svg:y="8.031cm" svg:viewBox="0 0 376 753" draw:points="0,667 6,180 246,0 376,86 370,573 130,753">
            <text:p/>
          </draw:polygon>
          <draw:polygon draw:style-name="gr138" draw:text-style-name="P27" draw:layer="layout" svg:width="0.369cm" svg:height="0.265cm" svg:x="8.543cm" svg:y="8.031cm" svg:viewBox="0 0 370 266" draw:points="0,180 240,0 370,86 130,266">
            <text:p/>
          </draw:polygon>
          <draw:polygon draw:style-name="gr138" draw:text-style-name="P27" draw:layer="layout" svg:width="0.245cm" svg:height="0.666cm" svg:x="8.667cm" svg:y="8.117cm" svg:viewBox="0 0 246 667" draw:points="0,667 6,180 246,0 240,487">
            <text:p/>
          </draw:polygon>
          <draw:g>
            <draw:line draw:style-name="gr139" draw:text-style-name="P18" draw:layer="layout" svg:x1="8.361cm" svg:y1="7.833cm" svg:x2="8.36cm" svg:y2="7.906cm">
              <text:p/>
            </draw:line>
            <draw:line draw:style-name="gr140" draw:text-style-name="P18" draw:layer="layout" svg:x1="8.359cm" svg:y1="7.905cm" svg:x2="8.4cm" svg:y2="7.934cm">
              <text:p/>
            </draw:line>
            <draw:line draw:style-name="gr141" draw:text-style-name="P18" draw:layer="layout" svg:x1="8.423cm" svg:y1="7.877cm" svg:x2="8.422cm" svg:y2="7.95cm">
              <text:p/>
            </draw:line>
            <draw:line draw:style-name="gr142" draw:text-style-name="P18" draw:layer="layout" svg:x1="8.421cm" svg:y1="7.948cm" svg:x2="8.462cm" svg:y2="7.977cm">
              <text:p/>
            </draw:line>
            <draw:line draw:style-name="gr143" draw:text-style-name="P18" draw:layer="layout" svg:x1="8.484cm" svg:y1="7.92cm" svg:x2="8.483cm" svg:y2="7.993cm">
              <text:p/>
            </draw:line>
            <draw:line draw:style-name="gr144" draw:text-style-name="P18" draw:layer="layout" svg:x1="8.482cm" svg:y1="7.992cm" svg:x2="8.523cm" svg:y2="8.021cm">
              <text:p/>
            </draw:line>
            <draw:line draw:style-name="gr145" draw:text-style-name="P18" draw:layer="layout" svg:x1="8.253cm" svg:y1="8.217cm" svg:x2="8.252cm" svg:y2="8.29cm">
              <text:p/>
            </draw:line>
            <draw:line draw:style-name="gr146" draw:text-style-name="P18" draw:layer="layout" svg:x1="8.251cm" svg:y1="8.289cm" svg:x2="8.292cm" svg:y2="8.318cm">
              <text:p/>
            </draw:line>
            <draw:line draw:style-name="gr147" draw:text-style-name="P18" draw:layer="layout" svg:x1="8.251cm" svg:y1="8.357cm" svg:x2="8.25cm" svg:y2="8.43cm">
              <text:p/>
            </draw:line>
            <draw:line draw:style-name="gr148" draw:text-style-name="P18" draw:layer="layout" svg:x1="8.25cm" svg:y1="8.429cm" svg:x2="8.291cm" svg:y2="8.458cm">
              <text:p/>
            </draw:line>
            <draw:line draw:style-name="gr149" draw:text-style-name="P18" draw:layer="layout" svg:x1="8.359cm" svg:y1="7.973cm" svg:x2="8.358cm" svg:y2="8.046cm">
              <text:p/>
            </draw:line>
            <draw:line draw:style-name="gr150" draw:text-style-name="P18" draw:layer="layout" svg:x1="8.358cm" svg:y1="8.045cm" svg:x2="8.399cm" svg:y2="8.074cm">
              <text:p/>
            </draw:line>
            <draw:line draw:style-name="gr151" draw:text-style-name="P18" draw:layer="layout" svg:x1="8.421cm" svg:y1="8.017cm" svg:x2="8.42cm" svg:y2="8.09cm">
              <text:p/>
            </draw:line>
            <draw:line draw:style-name="gr152" draw:text-style-name="P18" draw:layer="layout" svg:x1="8.419cm" svg:y1="8.089cm" svg:x2="8.46cm" svg:y2="8.118cm">
              <text:p/>
            </draw:line>
            <draw:line draw:style-name="gr153" draw:text-style-name="P18" draw:layer="layout" svg:x1="8.482cm" svg:y1="8.06cm" svg:x2="8.481cm" svg:y2="8.133cm">
              <text:p/>
            </draw:line>
            <draw:line draw:style-name="gr154" draw:text-style-name="P18" draw:layer="layout" svg:x1="8.481cm" svg:y1="8.132cm" svg:x2="8.522cm" svg:y2="8.161cm">
              <text:p/>
            </draw:line>
            <draw:line draw:style-name="gr155" draw:text-style-name="P18" draw:layer="layout" svg:x1="8.357cm" svg:y1="8.114cm" svg:x2="8.356cm" svg:y2="8.187cm">
              <text:p/>
            </draw:line>
            <draw:line draw:style-name="gr156" draw:text-style-name="P18" draw:layer="layout" svg:x1="8.356cm" svg:y1="8.185cm" svg:x2="8.397cm" svg:y2="8.214cm">
              <text:p/>
            </draw:line>
            <draw:line draw:style-name="gr157" draw:text-style-name="P18" draw:layer="layout" svg:x1="8.419cm" svg:y1="8.157cm" svg:x2="8.418cm" svg:y2="8.23cm">
              <text:p/>
            </draw:line>
            <draw:line draw:style-name="gr158" draw:text-style-name="P18" draw:layer="layout" svg:x1="8.417cm" svg:y1="8.229cm" svg:x2="8.458cm" svg:y2="8.258cm">
              <text:p/>
            </draw:line>
            <draw:line draw:style-name="gr159" draw:text-style-name="P18" draw:layer="layout" svg:x1="8.481cm" svg:y1="8.201cm" svg:x2="8.48cm" svg:y2="8.274cm">
              <text:p/>
            </draw:line>
            <draw:line draw:style-name="gr160" draw:text-style-name="P18" draw:layer="layout" svg:x1="8.479cm" svg:y1="8.272cm" svg:x2="8.52cm" svg:y2="8.301cm">
              <text:p/>
            </draw:line>
            <draw:line draw:style-name="gr161" draw:text-style-name="P18" draw:layer="layout" svg:x1="8.356cm" svg:y1="8.29cm" svg:x2="8.355cm" svg:y2="8.363cm">
              <text:p/>
            </draw:line>
            <draw:line draw:style-name="gr162" draw:text-style-name="P18" draw:layer="layout" svg:x1="8.354cm" svg:y1="8.362cm" svg:x2="8.395cm" svg:y2="8.391cm">
              <text:p/>
            </draw:line>
            <draw:line draw:style-name="gr163" draw:text-style-name="P18" draw:layer="layout" svg:x1="8.417cm" svg:y1="8.333cm" svg:x2="8.416cm" svg:y2="8.406cm">
              <text:p/>
            </draw:line>
            <draw:line draw:style-name="gr164" draw:text-style-name="P18" draw:layer="layout" svg:x1="8.415cm" svg:y1="8.405cm" svg:x2="8.456cm" svg:y2="8.434cm">
              <text:p/>
            </draw:line>
            <draw:line draw:style-name="gr165" draw:text-style-name="P18" draw:layer="layout" svg:x1="8.479cm" svg:y1="8.377cm" svg:x2="8.478cm" svg:y2="8.45cm">
              <text:p/>
            </draw:line>
            <draw:line draw:style-name="gr166" draw:text-style-name="P18" draw:layer="layout" svg:x1="8.477cm" svg:y1="8.448cm" svg:x2="8.518cm" svg:y2="8.477cm">
              <text:p/>
            </draw:line>
            <draw:line draw:style-name="gr167" draw:text-style-name="P18" draw:layer="layout" svg:x1="8.354cm" svg:y1="8.43cm" svg:x2="8.353cm" svg:y2="8.503cm">
              <text:p/>
            </draw:line>
            <draw:line draw:style-name="gr168" draw:text-style-name="P18" draw:layer="layout" svg:x1="8.352cm" svg:y1="8.502cm" svg:x2="8.393cm" svg:y2="8.531cm">
              <text:p/>
            </draw:line>
            <draw:line draw:style-name="gr169" draw:text-style-name="P18" draw:layer="layout" svg:x1="8.415cm" svg:y1="8.473cm" svg:x2="8.414cm" svg:y2="8.546cm">
              <text:p/>
            </draw:line>
            <draw:line draw:style-name="gr170" draw:text-style-name="P18" draw:layer="layout" svg:x1="8.414cm" svg:y1="8.545cm" svg:x2="8.455cm" svg:y2="8.574cm">
              <text:p/>
            </draw:line>
            <draw:line draw:style-name="gr171" draw:text-style-name="P18" draw:layer="layout" svg:x1="8.477cm" svg:y1="8.517cm" svg:x2="8.476cm" svg:y2="8.59cm">
              <text:p/>
            </draw:line>
            <draw:line draw:style-name="gr172" draw:text-style-name="P18" draw:layer="layout" svg:x1="8.475cm" svg:y1="8.589cm" svg:x2="8.516cm" svg:y2="8.618cm">
              <text:p/>
            </draw:line>
            <draw:line draw:style-name="gr173" draw:text-style-name="P18" draw:layer="layout" svg:x1="8.583cm" svg:y1="8.273cm" svg:x2="8.582cm" svg:y2="8.346cm">
              <text:p/>
            </draw:line>
            <draw:line draw:style-name="gr174" draw:text-style-name="P18" draw:layer="layout" svg:x1="8.582cm" svg:y1="8.345cm" svg:x2="8.623cm" svg:y2="8.374cm">
              <text:p/>
            </draw:line>
            <draw:line draw:style-name="gr175" draw:text-style-name="P18" draw:layer="layout" svg:x1="8.582cm" svg:y1="8.45cm" svg:x2="8.581cm" svg:y2="8.523cm">
              <text:p/>
            </draw:line>
            <draw:line draw:style-name="gr176" draw:text-style-name="P18" draw:layer="layout" svg:x1="8.58cm" svg:y1="8.521cm" svg:x2="8.621cm" svg:y2="8.55cm">
              <text:p/>
            </draw:line>
            <draw:line draw:style-name="gr177" draw:text-style-name="P18" draw:layer="layout" svg:x1="8.58cm" svg:y1="8.59cm" svg:x2="8.579cm" svg:y2="8.663cm">
              <text:p/>
            </draw:line>
            <draw:line draw:style-name="gr178" draw:text-style-name="P18" draw:layer="layout" svg:x1="8.578cm" svg:y1="8.661cm" svg:x2="8.619cm" svg:y2="8.69cm">
              <text:p/>
            </draw:line>
          </draw:g>
        </draw:g>
        <draw:g draw:name="laser printer">
          <draw:polygon draw:style-name="gr179" draw:text-style-name="P12" draw:layer="layout" svg:width="0.607cm" svg:height="0.556cm" svg:x="16.632cm" svg:y="13.018cm" svg:viewBox="0 0 608 557" draw:points="0,308 158,11 201,0 608,261 449,557">
            <text:p/>
          </draw:polygon>
          <draw:polygon draw:style-name="gr180" draw:text-style-name="P12" draw:layer="layout" svg:width="0.212cm" svg:height="0.296cm" svg:x="17.027cm" svg:y="13.279cm" svg:viewBox="0 0 213 297" draw:points="0,297 160,9 213,0 54,296">
            <text:p/>
          </draw:polygon>
          <draw:polygon draw:style-name="gr181" draw:text-style-name="P12" draw:layer="layout" svg:width="0.8cm" svg:height="0.976cm" svg:x="16.308cm" svg:y="13.018cm" svg:viewBox="0 0 801 977" draw:points="0,654 5,217 298,0 801,322 796,758 503,977">
            <text:p/>
          </draw:polygon>
          <draw:polygon draw:style-name="gr182" draw:text-style-name="P12" draw:layer="layout" svg:width="0.795cm" svg:height="0.538cm" svg:x="16.313cm" svg:y="13.018cm" svg:viewBox="0 0 796 539" draw:points="0,217 293,0 796,322 503,539">
            <text:p/>
          </draw:polygon>
          <draw:polygon draw:style-name="gr183" draw:text-style-name="P12" draw:layer="layout" svg:width="0.297cm" svg:height="0.653cm" svg:x="16.812cm" svg:y="13.34cm" svg:viewBox="0 0 298 654" draw:points="0,654 5,217 298,0 293,436">
            <text:p/>
          </draw:polygon>
          <draw:polygon draw:style-name="gr184" draw:text-style-name="P12" draw:layer="layout" svg:width="0.597cm" svg:height="0.436cm" svg:x="16.18cm" svg:y="13.554cm" svg:viewBox="0 0 598 437" draw:points="0,163 0,125 168,0 596,264 598,312 429,437">
            <text:p/>
          </draw:polygon>
          <draw:polygon draw:style-name="gr185" draw:text-style-name="P12" draw:layer="layout" svg:width="0.169cm" svg:height="0.171cm" svg:x="16.608cm" svg:y="13.825cm" svg:viewBox="0 0 170 172" draw:points="1,172 0,129 170,0 169,45">
            <text:p/>
          </draw:polygon>
          <draw:polygon draw:style-name="gr186" draw:text-style-name="P12" draw:layer="layout" svg:width="0.598cm" svg:height="0.436cm" svg:x="16.181cm" svg:y="13.436cm" svg:viewBox="0 0 599 437" draw:points="0,163 168,0 599,273 598,312 429,437">
            <text:p/>
          </draw:polygon>
          <draw:polygon draw:style-name="gr187" draw:text-style-name="P12" draw:layer="layout" svg:width="0.597cm" svg:height="0.399cm" svg:x="16.181cm" svg:y="13.429cm" svg:viewBox="0 0 598 400" draw:points="0,125 168,0 598,273 429,400">
            <text:p/>
          </draw:polygon>
          <draw:polygon draw:style-name="gr188" draw:text-style-name="P13" draw:layer="layout" svg:width="0.789cm" svg:height="0.444cm" svg:x="16.319cm" svg:y="13.019cm" svg:viewBox="0 0 790 445" draw:points="0,128 288,0 790,323 502,445">
            <text:p/>
          </draw:polygon>
          <draw:frame draw:style-name="gr189" draw:text-style-name="P20" draw:layer="layout" svg:width="1.653cm" svg:height="0.493cm" svg:x="16.186cm" svg:y="13.994cm">
            <draw:text-box>
              <text:p text:style-name="P3"><text:span text:style-name="T10">PRn3</text:span></text:p>
              <text:p text:style-name="P3"><text:span text:style-name="T10">192.168.1.100</text:span></text:p>
            </draw:text-box>
          </draw:frame>
        </draw:g>
        <draw:g draw:name="ethernet">
          <draw:polygon draw:style-name="gr190" draw:text-style-name="P18" draw:layer="layout" svg:width="0.299cm" svg:height="0.299cm" svg:x="16.954cm" svg:y="13.609cm" svg:viewBox="0 0 300 300" draw:points="0,0 300,0 300,300 0,300">
            <text:p/>
          </draw:polygon>
          <draw:polygon draw:style-name="gr191" draw:text-style-name="P18" draw:layer="layout" svg:width="0.224cm" svg:height="0.214cm" svg:x="16.992cm" svg:y="13.652cm" svg:viewBox="0 0 225 215" draw:points="38,0 225,0 225,128 188,128 188,172 150,172 150,215 75,215 75,172 38,172 38,128 0,128 0,0">
            <text:p/>
          </draw:polygon>
        </draw:g>
        <draw:g draw:name="usb2">
          <draw:custom-shape draw:style-name="gr192" draw:text-style-name="P18" draw:layer="layout" svg:width="0.347cm" svg:height="0.263cm" svg:x="16.955cm" svg:y="13.972cm">
            <text:p/>
            <draw:enhanced-geometry svg:viewBox="0 0 21600 21600" draw:type="rectangle" draw:enhanced-path="M 0 0 L 21600 0 21600 21600 0 21600 0 0 Z N"/>
          </draw:custom-shape>
          <draw:custom-shape draw:style-name="gr193" draw:text-style-name="P18" draw:layer="layout" svg:width="0.06cm" svg:height="0.065cm" svg:x="17.115cm" svg:y="13.9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4" draw:text-style-name="P18" draw:layer="layout" svg:x1="16.835cm" svg:y1="14.105cm" svg:x2="17.307cm" svg:y2="14.105cm">
            <text:p/>
          </draw:line>
          <draw:custom-shape draw:style-name="gr195" draw:text-style-name="P18" draw:layer="layout" svg:width="0.085cm" svg:height="0.076cm" draw:transform="rotate (1.5707963267949) translate (17.305cm 14.1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6" draw:text-style-name="P18" draw:layer="layout" svg:width="0.063cm" svg:height="0.064cm" svg:x="17.187cm" svg:y="14.191cm">
            <text:p/>
            <draw:enhanced-geometry svg:viewBox="0 0 21600 21600" draw:type="rectangle" draw:enhanced-path="M 0 0 L 21600 0 21600 21600 0 21600 0 0 Z N"/>
          </draw:custom-shape>
          <draw:line draw:style-name="gr197" draw:text-style-name="P18" draw:layer="layout" svg:x1="17.025cm" svg:y1="13.987cm" svg:x2="16.949cm" svg:y2="14.104cm">
            <text:p/>
          </draw:line>
          <draw:line draw:style-name="gr198" draw:text-style-name="P18" draw:layer="layout" svg:x1="17.021cm" svg:y1="13.987cm" svg:x2="17.127cm" svg:y2="13.987cm">
            <text:p/>
          </draw:line>
          <draw:line draw:style-name="gr199" draw:text-style-name="P18" draw:layer="layout" svg:x1="17.081cm" svg:y1="14.226cm" svg:x2="17.005cm" svg:y2="14.109cm">
            <text:p/>
          </draw:line>
          <draw:line draw:style-name="gr200" draw:text-style-name="P18" draw:layer="layout" svg:x1="17.076cm" svg:y1="14.223cm" svg:x2="17.202cm" svg:y2="14.222cm">
            <text:p/>
          </draw:line>
          <draw:custom-shape draw:style-name="gr201" draw:text-style-name="P18" draw:layer="layout" svg:width="0.058cm" svg:height="0.065cm" svg:x="16.781cm" svg:y="1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Mikrotik SXT">
          <draw:g>
            <draw:polygon draw:style-name="gr202" draw:text-style-name="P1" draw:layer="layout" svg:width="0.479cm" svg:height="0.409cm" draw:transform="rotate (-1.5707963267949) translate (15.7179999999999cm 7.912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02" draw:text-style-name="P1" draw:layer="layout" svg:width="0.483cm" svg:height="0.267cm" draw:transform="rotate (-1.5707963267949) translate (15.7449999999999cm 7.912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03" draw:text-style-name="P1" draw:layer="layout" svg:x1="15.32cm" svg:y1="8.21cm" svg:x2="15.484cm" svg:y2="8.209cm">
              <text:p/>
            </draw:line>
            <draw:frame draw:style-name="gr204" draw:text-style-name="P11" draw:layer="layout" svg:width="1.471cm" svg:height="0.467cm" svg:x="15.341cm" svg:y="8.416cm">
              <draw:text-box>
                <text:p text:style-name="P3"><text:span text:style-name="T7">SXT2</text:span></text:p>
                <text:p text:style-name="P3"><text:span text:style-name="T7">192.168.100.10</text:span></text:p>
              </draw:text-box>
            </draw:frame>
            <draw:line draw:style-name="gr203" draw:text-style-name="P1" draw:layer="layout" svg:x1="15.327cm" svg:y1="8.014cm" svg:x2="15.491cm" svg:y2="8.013cm">
              <text:p/>
            </draw:line>
          </draw:g>
        </draw:g>
        <draw:g draw:name="mobotix camera (M12,M24)">
          <draw:line draw:style-name="gr205" draw:text-style-name="P12" draw:layer="layout" svg:x1="7.155cm" svg:y1="16.243cm" svg:x2="6.558cm" svg:y2="16.243cm">
            <text:p/>
          </draw:line>
          <draw:polyline draw:style-name="gr206" draw:text-style-name="P12" draw:layer="layout" svg:width="0.341cm" svg:height="0.684cm" svg:x="6.813cm" svg:y="16.243cm" svg:viewBox="0 0 342 685" draw:points="342,0 276,72 218,141 168,208 127,271 94,331 66,388 45,440 29,488 17,533 8,571 4,604 1,632 0,654 1,671 2,685">
            <text:p/>
          </draw:polyline>
          <draw:line draw:style-name="gr207" draw:text-style-name="P12" draw:layer="layout" svg:x1="6.555cm" svg:y1="16.927cm" svg:x2="6.813cm" svg:y2="16.928cm">
            <text:p/>
          </draw:line>
          <draw:line draw:style-name="gr208" draw:text-style-name="P12" draw:layer="layout" svg:x1="6.561cm" svg:y1="16.24cm" svg:x2="6.558cm" svg:y2="16.927cm">
            <text:p/>
          </draw:line>
          <draw:polygon draw:style-name="gr209" draw:text-style-name="P12" draw:layer="layout" svg:width="0.245cm" svg:height="0.108cm" svg:x="6.314cm" svg:y="16.772cm" svg:viewBox="0 0 246 109" draw:points="246,109 246,0 0,0 0,109">
            <text:p/>
          </draw:polygon>
          <draw:polygon draw:style-name="gr210" draw:text-style-name="P12" draw:layer="layout" svg:width="0.076cm" svg:height="0.12cm" svg:x="6.482cm" svg:y="16.576cm" svg:viewBox="0 0 77 121" draw:points="77,121 77,0 0,0 0,121">
            <text:p/>
          </draw:polygon>
          <draw:polygon draw:style-name="gr211" draw:text-style-name="P12" draw:layer="layout" svg:width="0.048cm" svg:height="0.51cm" svg:x="6.155cm" svg:y="16.281cm" svg:viewBox="0 0 49 511" draw:points="49,511 49,0 0,0 0,511">
            <text:p/>
          </draw:polygon>
          <draw:line draw:style-name="gr212" draw:text-style-name="P12" draw:layer="layout" svg:x1="6.515cm" svg:y1="16.324cm" svg:x2="6.208cm" svg:y2="16.327cm">
            <text:p/>
          </draw:line>
          <draw:line draw:style-name="gr213" draw:text-style-name="P12" draw:layer="layout" svg:x1="6.515cm" svg:y1="16.324cm" svg:x2="6.514cm" svg:y2="16.388cm">
            <text:p/>
          </draw:line>
          <draw:polyline draw:style-name="gr214" draw:text-style-name="P12" draw:layer="layout" svg:width="0.306cm" svg:height="0.346cm" svg:x="6.208cm" svg:y="16.39cm" svg:viewBox="0 0 307 347" draw:points="307,0 270,14 236,32 204,55 174,80 147,108 122,136 99,167 78,197 44,253 20,302 5,335 0,347">
            <text:p/>
          </draw:polyline>
          <draw:line draw:style-name="gr215" draw:text-style-name="P12" draw:layer="layout" svg:x1="6.481cm" svg:y1="16.573cm" svg:x2="6.481cm" svg:y2="16.4cm">
            <text:p/>
          </draw:line>
          <draw:line draw:style-name="gr216" draw:text-style-name="P12" draw:layer="layout" svg:x1="6.396cm" svg:y1="16.738cm" svg:x2="6.396cm" svg:y2="16.455cm">
            <text:p/>
          </draw:line>
          <draw:line draw:style-name="gr217" draw:text-style-name="P12" draw:layer="layout" svg:x1="6.481cm" svg:y1="16.695cm" svg:x2="6.481cm" svg:y2="16.739cm">
            <text:p/>
          </draw:line>
          <draw:line draw:style-name="gr218" draw:text-style-name="P12" draw:layer="layout" svg:x1="6.396cm" svg:y1="16.739cm" svg:x2="6.482cm" svg:y2="16.739cm">
            <text:p/>
          </draw:line>
          <draw:line draw:style-name="gr219" draw:text-style-name="P12" draw:layer="layout" svg:x1="7.047cm" svg:y1="16.418cm" svg:x2="7.008cm" svg:y2="16.417cm">
            <text:p/>
          </draw:line>
          <draw:line draw:style-name="gr220" draw:text-style-name="P12" draw:layer="layout" svg:x1="7.045cm" svg:y1="16.417cm" svg:x2="7.045cm" svg:y2="16.635cm">
            <text:p/>
          </draw:line>
          <draw:line draw:style-name="gr221" draw:text-style-name="P12" draw:layer="layout" svg:x1="7.045cm" svg:y1="16.634cm" svg:x2="6.874cm" svg:y2="16.637cm">
            <text:p/>
          </draw:line>
          <draw:polygon draw:style-name="gr222" draw:text-style-name="P12" draw:layer="layout" svg:width="0.153cm" svg:height="0.197cm" svg:x="6.722cm" svg:y="16.28cm" svg:viewBox="0 0 154 198" draw:points="154,198 76,0 0,101 0,130 66,67 112,197 128,197">
            <text:p/>
          </draw:polygon>
          <draw:polygon draw:style-name="gr223" draw:text-style-name="P12" draw:layer="layout" svg:width="0.153cm" svg:height="0.197cm" svg:x="6.608cm" svg:y="16.283cm" svg:viewBox="0 0 154 198" draw:points="0,198 78,0 154,101 154,130 88,67 42,197 25,197">
            <text:p/>
          </draw:polygon>
          <draw:line draw:style-name="gr224" draw:text-style-name="P12" draw:layer="layout" svg:x1="6.968cm" svg:y1="16.472cm" svg:x2="6.97cm" svg:y2="16.636cm">
            <text:p/>
          </draw:line>
          <draw:frame draw:style-name="gr225" draw:text-style-name="P11" draw:layer="layout" svg:width="0.239cm" svg:height="0.27cm" svg:x="6.233cm" svg:y="16.128cm">
            <draw:text-box>
              <text:p text:style-name="P3"><text:span text:style-name="T7">90</text:span></text:p>
            </draw:text-box>
          </draw:frame>
          <draw:frame draw:style-name="gr226" draw:text-style-name="P20" draw:layer="layout" svg:width="2.669cm" svg:height="1.231cm" svg:x="6.153cm" svg:y="17.05cm">
            <draw:text-box>
              <text:p text:style-name="P3"><text:span text:style-name="T10">MX1</text:span></text:p>
              <text:p text:style-name="P3"><text:span text:style-name="T10">IP <text:s text:c="4"/>192.168.100.11</text:span></text:p>
              <text:p text:style-name="P3"><text:span text:style-name="T10">PORT <text:s text:c="2"/>80,8011</text:span></text:p>
              <text:p text:style-name="P3"><text:span text:style-name="T10">ACCESS admin:-</text:span></text:p>
              <text:p text:style-name="P3"><text:span text:style-name="T10"><text:s text:c="7"/></text:span><text:span text:style-name="T10">user:123456</text:span></text:p>
            </draw:text-box>
          </draw:frame>
        </draw:g>
        <draw:g draw:name="Mikrotik 75x,95x-2n">
          <draw:g>
            <draw:polygon draw:style-name="gr227" draw:text-style-name="P9" draw:layer="layout" svg:width="1.001cm" svg:height="0.82cm" svg:x="10.731cm" svg:y="9.11cm" svg:viewBox="0 0 1002 821" draw:points="0,435 1,314 419,0 1002,387 1000,506 582,821">
              <text:p/>
            </draw:polygon>
            <draw:polygon draw:style-name="gr227" draw:text-style-name="P9" draw:layer="layout" svg:width="0.999cm" svg:height="0.699cm" svg:x="10.733cm" svg:y="9.11cm" svg:viewBox="0 0 1000 700" draw:points="0,314 418,0 1000,387 582,700">
              <text:p/>
            </draw:polygon>
            <draw:polygon draw:style-name="gr227" draw:text-style-name="P9" draw:layer="layout" svg:width="0.419cm" svg:height="0.433cm" svg:x="11.313cm" svg:y="9.497cm" svg:viewBox="0 0 420 434" draw:points="0,434 1,314 420,0 419,119">
              <text:p/>
            </draw:polygon>
            <draw:line draw:style-name="gr228" draw:text-style-name="P1" draw:layer="layout" svg:x1="11.501cm" svg:y1="9.433cm" svg:x2="11.565cm" svg:y2="9.385cm">
              <text:p/>
            </draw:line>
            <draw:line draw:style-name="gr228" draw:text-style-name="P1" draw:layer="layout" svg:x1="11.453cm" svg:y1="9.405cm" svg:x2="11.517cm" svg:y2="9.357cm">
              <text:p/>
            </draw:line>
            <draw:line draw:style-name="gr228" draw:text-style-name="P1" draw:layer="layout" svg:x1="11.405cm" svg:y1="9.373cm" svg:x2="11.469cm" svg:y2="9.325cm">
              <text:p/>
            </draw:line>
            <draw:line draw:style-name="gr228" draw:text-style-name="P1" draw:layer="layout" svg:x1="11.361cm" svg:y1="9.341cm" svg:x2="11.425cm" svg:y2="9.293cm">
              <text:p/>
            </draw:line>
            <draw:line draw:style-name="gr228" draw:text-style-name="P1" draw:layer="layout" svg:x1="11.541cm" svg:y1="9.465cm" svg:x2="11.605cm" svg:y2="9.417cm">
              <text:p/>
            </draw:line>
          </draw:g>
          <draw:frame draw:style-name="gr229" draw:text-style-name="P11" draw:layer="layout" svg:width="0.739cm" svg:height="0.27cm" svg:x="10.747cm" svg:y="9.953cm">
            <draw:text-box>
              <text:p text:style-name="P3"><text:span text:style-name="T7">75x,95x</text:span></text:p>
            </draw:text-box>
          </draw:frame>
        </draw:g>
        <draw:g draw:name="wifi">
          <draw:custom-shape draw:style-name="gr230" draw:text-style-name="P25" draw:layer="layout" svg:width="0.229cm" svg:height="0.229cm" svg:x="14.373cm" svg:y="13.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1" draw:text-style-name="P25" draw:layer="layout" svg:width="0.158cm" svg:height="0.158cm" svg:x="14.409cm" svg:y="1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2" draw:text-style-name="P11" draw:layer="layout" svg:width="0.451cm" svg:height="0.277cm" svg:x="14.271cm" svg:y="12.841cm">
            <draw:text-box>
              <text:p text:style-name="P3"><text:span text:style-name="T7">WIFI</text:span></text:p>
            </draw:text-box>
          </draw:frame>
          <draw:custom-shape draw:style-name="gr233" draw:text-style-name="P25" draw:layer="layout" svg:width="0.076cm" svg:height="0.076cm" svg:x="14.449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4" draw:text-style-name="P25" draw:layer="layout" svg:x1="14.488cm" svg:y1="13.636cm" svg:x2="14.488cm" svg:y2="13.33cm">
            <text:p/>
          </draw:line>
        </draw:g>
        <draw:g draw:name="cabinet">
          <draw:polygon draw:style-name="gr235" draw:text-style-name="P18" draw:layer="layout" svg:width="0.822cm" svg:height="1.199cm" svg:x="8.754cm" svg:y="9.413cm" svg:viewBox="0 0 823 1200" draw:points="0,882 8,253 344,0 823,318 816,946 479,1200">
            <text:p/>
          </draw:polygon>
          <draw:polygon draw:style-name="gr236" draw:text-style-name="P18" draw:layer="layout" svg:width="0.815cm" svg:height="0.57cm" svg:x="8.762cm" svg:y="9.413cm" svg:viewBox="0 0 816 571" draw:points="0,253 337,0 816,318 479,571">
            <text:p/>
          </draw:polygon>
          <draw:polygon draw:style-name="gr237" draw:text-style-name="P18" draw:layer="layout" svg:width="0.344cm" svg:height="0.881cm" svg:x="9.233cm" svg:y="9.731cm" svg:viewBox="0 0 345 882" draw:points="0,882 8,253 345,0 337,628">
            <text:p/>
          </draw:polygon>
          <draw:line draw:style-name="gr238" draw:text-style-name="P18" draw:layer="layout" svg:x1="8.811cm" svg:y1="9.707cm" svg:x2="8.806cm" svg:y2="10.314cm">
            <text:p/>
          </draw:line>
          <draw:line draw:style-name="gr239" draw:text-style-name="P18" draw:layer="layout" svg:x1="9.192cm" svg:y1="9.961cm" svg:x2="9.187cm" svg:y2="10.568cm">
            <text:p/>
          </draw:line>
          <draw:line draw:style-name="gr240" draw:text-style-name="P18" draw:layer="layout" svg:x1="8.999cm" svg:y1="9.838cm" svg:x2="8.994cm" svg:y2="10.445cm">
            <text:p/>
          </draw:line>
        </draw:g>
        <draw:g draw:name="ups">
          <draw:polygon draw:style-name="gr241" draw:text-style-name="P12" draw:layer="layout" svg:width="0.668cm" svg:height="0.799cm" svg:x="9.37cm" svg:y="9.8cm" svg:viewBox="0 0 669 800" draw:points="0,679 3,351 479,0 669,122 663,449 190,800">
            <text:p/>
          </draw:polygon>
          <draw:polygon draw:style-name="gr242" draw:text-style-name="P12" draw:layer="layout" svg:width="0.109cm" svg:height="0.15cm" svg:x="9.413cm" svg:y="10.238cm" svg:viewBox="0 0 110 151" draw:points="0,81 2,0 110,70 110,151">
            <text:p/>
          </draw:polygon>
          <draw:line draw:style-name="gr243" draw:text-style-name="P23" draw:layer="layout" svg:x1="10.034cm" svg:y1="9.923cm" svg:x2="9.564cm" svg:y2="10.277cm">
            <text:p/>
          </draw:line>
          <draw:line draw:style-name="gr244" draw:text-style-name="P23" draw:layer="layout" svg:x1="9.38cm" svg:y1="10.157cm" svg:x2="9.564cm" svg:y2="10.275cm">
            <text:p/>
          </draw:line>
          <draw:line draw:style-name="gr245" draw:text-style-name="P23" draw:layer="layout" svg:x1="9.564cm" svg:y1="10.591cm" svg:x2="9.565cm" svg:y2="10.278cm">
            <text:p/>
          </draw:line>
          <draw:line draw:style-name="gr246" draw:text-style-name="P23" draw:layer="layout" svg:x1="9.404cm" svg:y1="10.453cm" svg:x2="9.525cm" svg:y2="10.531cm">
            <text:p text:style-name="P19"><text:span text:style-name="T13"><text:s text:c="12"/></text:span></text:p>
          </draw:line>
          <draw:line draw:style-name="gr247" draw:text-style-name="P23" draw:layer="layout" svg:x1="9.404cm" svg:y1="10.41cm" svg:x2="9.525cm" svg:y2="10.488cm">
            <text:p/>
          </draw:line>
          <draw:line draw:style-name="gr248" draw:text-style-name="P23" draw:layer="layout" svg:x1="9.404cm" svg:y1="10.365cm" svg:x2="9.525cm" svg:y2="10.443cm">
            <text:p/>
          </draw:line>
        </draw:g>
        <draw:g draw:name="Mikrotik SXT">
          <draw:g>
            <draw:polygon draw:style-name="gr202" draw:text-style-name="P1" draw:layer="layout" svg:width="0.479cm" svg:height="0.409cm" draw:transform="rotate (-1.5707963267949) translate (11.8819999999999cm 8.031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02" draw:text-style-name="P1" draw:layer="layout" svg:width="0.483cm" svg:height="0.267cm" draw:transform="rotate (-1.5707963267949) translate (11.9089999999999cm 8.031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03" draw:text-style-name="P1" draw:layer="layout" svg:x1="11.484cm" svg:y1="8.329cm" svg:x2="11.648cm" svg:y2="8.328cm">
              <text:p/>
            </draw:line>
            <draw:frame draw:style-name="gr249" draw:text-style-name="P11" draw:layer="layout" svg:width="1.471cm" svg:height="0.467cm" svg:x="11.505cm" svg:y="8.535cm">
              <draw:text-box>
                <text:p text:style-name="P3"><text:span text:style-name="T7">SXT1</text:span></text:p>
                <text:p text:style-name="P3"><text:span text:style-name="T7">192.168.100.20</text:span></text:p>
              </draw:text-box>
            </draw:frame>
            <draw:line draw:style-name="gr203" draw:text-style-name="P1" draw:layer="layout" svg:x1="11.491cm" svg:y1="8.133cm" svg:x2="11.655cm" svg:y2="8.132cm">
              <text:p/>
            </draw:line>
          </draw:g>
        </draw:g>
        <draw:line draw:style-name="gr250" draw:text-style-name="P1" draw:layer="layout" svg:x1="16.931cm" svg:y1="8.938cm" svg:x2="19.709cm" svg:y2="10.419cm">
          <text:p/>
        </draw:line>
        <draw:frame draw:name="label" draw:style-name="gr45" draw:text-style-name="P15" draw:layer="layout" svg:width="0.815cm" svg:height="0.278cm" svg:x="6.539cm" svg:y="15.053cm">
          <draw:text-box>
            <text:p text:style-name="P14"><text:span text:style-name="T8">TO SW1</text:span></text:p>
          </draw:text-box>
        </draw:frame>
        <draw:line draw:style-name="gr3" draw:text-style-name="P1" draw:layer="layout" svg:x1="6.889cm" svg:y1="15.448cm" svg:x2="6.889cm" svg:y2="15.876cm">
          <text:p/>
        </draw:line>
        <draw:g draw:name="workstation">
          <draw:polygon draw:style-name="gr251" draw:text-style-name="P12" draw:layer="layout" svg:width="0.733cm" svg:height="0.652cm" svg:x="7.652cm" svg:y="9.322cm" svg:viewBox="0 0 734 653" draw:points="0,369 2,218 294,0 734,285 732,436 440,653">
            <text:p/>
          </draw:polygon>
          <draw:polygon draw:style-name="gr252" draw:text-style-name="P12" draw:layer="layout" svg:width="0.731cm" svg:height="0.501cm" svg:x="7.653cm" svg:y="9.322cm" svg:viewBox="0 0 732 502" draw:points="0,218 292,0 732,285 440,502">
            <text:p/>
          </draw:polygon>
          <draw:polygon draw:style-name="gr253" draw:text-style-name="P12" draw:layer="layout" svg:width="0.378cm" svg:height="0.519cm" svg:x="7.891cm" svg:y="9.134cm" svg:viewBox="0 0 379 520" draw:points="0,361 3,97 132,0 379,158 375,423 246,520">
            <text:p/>
          </draw:polygon>
          <draw:polygon draw:style-name="gr254" draw:text-style-name="P12" draw:layer="layout" svg:width="0.131cm" svg:height="0.361cm" svg:x="8.138cm" svg:y="9.292cm" svg:viewBox="0 0 132 362" draw:points="0,362 3,97 132,0 130,265">
            <text:p/>
          </draw:polygon>
          <draw:polygon draw:style-name="gr255" draw:text-style-name="P12" draw:layer="layout" svg:width="0.472cm" svg:height="0.796cm" svg:x="7.667cm" svg:y="8.975cm" svg:viewBox="0 0 473 797" draw:points="1,515 0,16 25,0 473,290 471,775 445,797">
            <text:p/>
          </draw:polygon>
          <draw:line draw:style-name="gr256" draw:text-style-name="P13" draw:layer="layout" svg:x1="8.104cm" svg:y1="9.278cm" svg:x2="8.104cm" svg:y2="9.763cm">
            <text:p/>
          </draw:line>
          <draw:line draw:style-name="gr257" draw:text-style-name="P13" draw:layer="layout" svg:x1="7.668cm" svg:y1="9.005cm" svg:x2="8.103cm" svg:y2="9.285cm">
            <text:p/>
          </draw:line>
          <draw:line draw:style-name="gr258" draw:text-style-name="P13" draw:layer="layout" svg:x1="8.089cm" svg:y1="9.825cm" svg:x2="8.092cm" svg:y2="9.969cm">
            <text:p/>
          </draw:line>
          <draw:line draw:style-name="gr259" draw:text-style-name="P13" draw:layer="layout" svg:x1="8.108cm" svg:y1="9.288cm" svg:x2="8.142cm" svg:y2="9.266cm">
            <text:p/>
          </draw:line>
          <draw:frame draw:style-name="gr260" draw:text-style-name="P11" draw:layer="layout" svg:width="1.733cm" svg:height="0.277cm" svg:x="7.627cm" svg:y="9.993cm">
            <draw:text-box>
              <text:p text:style-name="P3"><text:span text:style-name="T7">C1</text:span></text:p>
            </draw:text-box>
          </draw:frame>
        </draw:g>
        <draw:g draw:name="building" draw:style-name="gr79">
          <draw:polygon draw:style-name="gr138" draw:text-style-name="P27" draw:layer="layout" svg:width="0.365cm" svg:height="0.617cm" svg:x="17.468cm" svg:y="8.269cm" svg:viewBox="0 0 366 618" draw:points="0,534 4,176 239,0 366,85 362,443 127,618">
            <text:p/>
          </draw:polygon>
          <draw:polygon draw:style-name="gr138" draw:text-style-name="P27" draw:layer="layout" svg:width="0.361cm" svg:height="0.259cm" svg:x="17.472cm" svg:y="8.269cm" svg:viewBox="0 0 362 260" draw:points="0,176 234,0 362,84 127,260">
            <text:p/>
          </draw:polygon>
          <draw:polygon draw:style-name="gr138" draw:text-style-name="P27" draw:layer="layout" svg:width="0.238cm" svg:height="0.533cm" svg:x="17.595cm" svg:y="8.353cm" svg:viewBox="0 0 239 534" draw:points="0,534 4,176 239,0 235,358">
            <text:p/>
          </draw:polygon>
          <draw:polygon draw:style-name="gr138" draw:text-style-name="P27" draw:layer="layout" svg:width="0.472cm" svg:height="1.112cm" svg:x="17.574cm" svg:y="7.907cm" svg:viewBox="0 0 473 1113" draw:points="0,968 10,184 255,0 473,144 463,928 218,1113">
            <text:p/>
          </draw:polygon>
          <draw:polygon draw:style-name="gr138" draw:text-style-name="P27" draw:layer="layout" svg:width="0.462cm" svg:height="0.328cm" svg:x="17.584cm" svg:y="7.907cm" svg:viewBox="0 0 463 329" draw:points="0,184 246,0 463,144 218,329">
            <text:p/>
          </draw:polygon>
          <draw:polygon draw:style-name="gr138" draw:text-style-name="P27" draw:layer="layout" svg:width="0.254cm" svg:height="0.967cm" svg:x="17.792cm" svg:y="8.051cm" svg:viewBox="0 0 255 968" draw:points="0,968 10,184 255,0 246,783">
            <text:p/>
          </draw:polygon>
          <draw:polygon draw:style-name="gr138" draw:text-style-name="P27" draw:layer="layout" svg:width="0.375cm" svg:height="0.752cm" svg:x="17.792cm" svg:y="8.354cm" svg:viewBox="0 0 376 753" draw:points="0,667 6,180 246,0 376,86 370,573 130,753">
            <text:p/>
          </draw:polygon>
          <draw:polygon draw:style-name="gr138" draw:text-style-name="P27" draw:layer="layout" svg:width="0.369cm" svg:height="0.265cm" svg:x="17.798cm" svg:y="8.354cm" svg:viewBox="0 0 370 266" draw:points="0,180 240,0 370,86 130,266">
            <text:p/>
          </draw:polygon>
          <draw:polygon draw:style-name="gr138" draw:text-style-name="P27" draw:layer="layout" svg:width="0.245cm" svg:height="0.666cm" svg:x="17.922cm" svg:y="8.44cm" svg:viewBox="0 0 246 667" draw:points="0,667 6,180 246,0 240,487">
            <text:p/>
          </draw:polygon>
          <draw:g>
            <draw:line draw:style-name="gr261" draw:text-style-name="P18" draw:layer="layout" svg:x1="17.616cm" svg:y1="8.156cm" svg:x2="17.615cm" svg:y2="8.229cm">
              <text:p/>
            </draw:line>
            <draw:line draw:style-name="gr262" draw:text-style-name="P18" draw:layer="layout" svg:x1="17.614cm" svg:y1="8.228cm" svg:x2="17.655cm" svg:y2="8.257cm">
              <text:p/>
            </draw:line>
            <draw:line draw:style-name="gr263" draw:text-style-name="P18" draw:layer="layout" svg:x1="17.678cm" svg:y1="8.2cm" svg:x2="17.677cm" svg:y2="8.273cm">
              <text:p/>
            </draw:line>
            <draw:line draw:style-name="gr264" draw:text-style-name="P18" draw:layer="layout" svg:x1="17.676cm" svg:y1="8.271cm" svg:x2="17.717cm" svg:y2="8.3cm">
              <text:p/>
            </draw:line>
            <draw:line draw:style-name="gr265" draw:text-style-name="P18" draw:layer="layout" svg:x1="17.739cm" svg:y1="8.243cm" svg:x2="17.738cm" svg:y2="8.316cm">
              <text:p/>
            </draw:line>
            <draw:line draw:style-name="gr266" draw:text-style-name="P18" draw:layer="layout" svg:x1="17.737cm" svg:y1="8.315cm" svg:x2="17.778cm" svg:y2="8.344cm">
              <text:p/>
            </draw:line>
            <draw:line draw:style-name="gr267" draw:text-style-name="P18" draw:layer="layout" svg:x1="17.508cm" svg:y1="8.54cm" svg:x2="17.507cm" svg:y2="8.613cm">
              <text:p/>
            </draw:line>
            <draw:line draw:style-name="gr268" draw:text-style-name="P18" draw:layer="layout" svg:x1="17.506cm" svg:y1="8.612cm" svg:x2="17.547cm" svg:y2="8.641cm">
              <text:p/>
            </draw:line>
            <draw:line draw:style-name="gr269" draw:text-style-name="P18" draw:layer="layout" svg:x1="17.506cm" svg:y1="8.68cm" svg:x2="17.505cm" svg:y2="8.753cm">
              <text:p/>
            </draw:line>
            <draw:line draw:style-name="gr270" draw:text-style-name="P18" draw:layer="layout" svg:x1="17.505cm" svg:y1="8.752cm" svg:x2="17.546cm" svg:y2="8.781cm">
              <text:p/>
            </draw:line>
            <draw:line draw:style-name="gr271" draw:text-style-name="P18" draw:layer="layout" svg:x1="17.614cm" svg:y1="8.296cm" svg:x2="17.613cm" svg:y2="8.369cm">
              <text:p/>
            </draw:line>
            <draw:line draw:style-name="gr272" draw:text-style-name="P18" draw:layer="layout" svg:x1="17.613cm" svg:y1="8.368cm" svg:x2="17.654cm" svg:y2="8.397cm">
              <text:p/>
            </draw:line>
            <draw:line draw:style-name="gr273" draw:text-style-name="P18" draw:layer="layout" svg:x1="17.676cm" svg:y1="8.34cm" svg:x2="17.675cm" svg:y2="8.413cm">
              <text:p/>
            </draw:line>
            <draw:line draw:style-name="gr274" draw:text-style-name="P18" draw:layer="layout" svg:x1="17.674cm" svg:y1="8.412cm" svg:x2="17.715cm" svg:y2="8.441cm">
              <text:p/>
            </draw:line>
            <draw:line draw:style-name="gr275" draw:text-style-name="P18" draw:layer="layout" svg:x1="17.737cm" svg:y1="8.383cm" svg:x2="17.736cm" svg:y2="8.456cm">
              <text:p/>
            </draw:line>
            <draw:line draw:style-name="gr276" draw:text-style-name="P18" draw:layer="layout" svg:x1="17.736cm" svg:y1="8.455cm" svg:x2="17.777cm" svg:y2="8.484cm">
              <text:p/>
            </draw:line>
            <draw:line draw:style-name="gr277" draw:text-style-name="P18" draw:layer="layout" svg:x1="17.612cm" svg:y1="8.437cm" svg:x2="17.611cm" svg:y2="8.51cm">
              <text:p/>
            </draw:line>
            <draw:line draw:style-name="gr278" draw:text-style-name="P18" draw:layer="layout" svg:x1="17.611cm" svg:y1="8.508cm" svg:x2="17.652cm" svg:y2="8.537cm">
              <text:p/>
            </draw:line>
            <draw:line draw:style-name="gr279" draw:text-style-name="P18" draw:layer="layout" svg:x1="17.674cm" svg:y1="8.48cm" svg:x2="17.673cm" svg:y2="8.553cm">
              <text:p/>
            </draw:line>
            <draw:line draw:style-name="gr280" draw:text-style-name="P18" draw:layer="layout" svg:x1="17.672cm" svg:y1="8.552cm" svg:x2="17.713cm" svg:y2="8.581cm">
              <text:p/>
            </draw:line>
            <draw:line draw:style-name="gr281" draw:text-style-name="P18" draw:layer="layout" svg:x1="17.736cm" svg:y1="8.524cm" svg:x2="17.735cm" svg:y2="8.597cm">
              <text:p/>
            </draw:line>
            <draw:line draw:style-name="gr282" draw:text-style-name="P18" draw:layer="layout" svg:x1="17.734cm" svg:y1="8.595cm" svg:x2="17.775cm" svg:y2="8.624cm">
              <text:p/>
            </draw:line>
            <draw:line draw:style-name="gr283" draw:text-style-name="P18" draw:layer="layout" svg:x1="17.611cm" svg:y1="8.613cm" svg:x2="17.61cm" svg:y2="8.686cm">
              <text:p/>
            </draw:line>
            <draw:line draw:style-name="gr284" draw:text-style-name="P18" draw:layer="layout" svg:x1="17.609cm" svg:y1="8.685cm" svg:x2="17.65cm" svg:y2="8.714cm">
              <text:p/>
            </draw:line>
            <draw:line draw:style-name="gr285" draw:text-style-name="P18" draw:layer="layout" svg:x1="17.672cm" svg:y1="8.656cm" svg:x2="17.671cm" svg:y2="8.729cm">
              <text:p/>
            </draw:line>
            <draw:line draw:style-name="gr286" draw:text-style-name="P18" draw:layer="layout" svg:x1="17.67cm" svg:y1="8.728cm" svg:x2="17.711cm" svg:y2="8.757cm">
              <text:p/>
            </draw:line>
            <draw:line draw:style-name="gr287" draw:text-style-name="P18" draw:layer="layout" svg:x1="17.734cm" svg:y1="8.7cm" svg:x2="17.733cm" svg:y2="8.773cm">
              <text:p/>
            </draw:line>
            <draw:line draw:style-name="gr288" draw:text-style-name="P18" draw:layer="layout" svg:x1="17.732cm" svg:y1="8.771cm" svg:x2="17.773cm" svg:y2="8.8cm">
              <text:p/>
            </draw:line>
            <draw:line draw:style-name="gr289" draw:text-style-name="P18" draw:layer="layout" svg:x1="17.609cm" svg:y1="8.753cm" svg:x2="17.608cm" svg:y2="8.826cm">
              <text:p/>
            </draw:line>
            <draw:line draw:style-name="gr290" draw:text-style-name="P18" draw:layer="layout" svg:x1="17.607cm" svg:y1="8.825cm" svg:x2="17.648cm" svg:y2="8.854cm">
              <text:p/>
            </draw:line>
            <draw:line draw:style-name="gr291" draw:text-style-name="P18" draw:layer="layout" svg:x1="17.67cm" svg:y1="8.796cm" svg:x2="17.669cm" svg:y2="8.869cm">
              <text:p/>
            </draw:line>
            <draw:line draw:style-name="gr292" draw:text-style-name="P18" draw:layer="layout" svg:x1="17.669cm" svg:y1="8.868cm" svg:x2="17.71cm" svg:y2="8.897cm">
              <text:p/>
            </draw:line>
            <draw:line draw:style-name="gr293" draw:text-style-name="P18" draw:layer="layout" svg:x1="17.732cm" svg:y1="8.84cm" svg:x2="17.731cm" svg:y2="8.913cm">
              <text:p/>
            </draw:line>
            <draw:line draw:style-name="gr294" draw:text-style-name="P18" draw:layer="layout" svg:x1="17.73cm" svg:y1="8.912cm" svg:x2="17.771cm" svg:y2="8.941cm">
              <text:p/>
            </draw:line>
            <draw:line draw:style-name="gr295" draw:text-style-name="P18" draw:layer="layout" svg:x1="17.838cm" svg:y1="8.596cm" svg:x2="17.837cm" svg:y2="8.669cm">
              <text:p/>
            </draw:line>
            <draw:line draw:style-name="gr296" draw:text-style-name="P18" draw:layer="layout" svg:x1="17.837cm" svg:y1="8.668cm" svg:x2="17.878cm" svg:y2="8.697cm">
              <text:p/>
            </draw:line>
            <draw:line draw:style-name="gr297" draw:text-style-name="P18" draw:layer="layout" svg:x1="17.837cm" svg:y1="8.773cm" svg:x2="17.836cm" svg:y2="8.846cm">
              <text:p/>
            </draw:line>
            <draw:line draw:style-name="gr298" draw:text-style-name="P18" draw:layer="layout" svg:x1="17.835cm" svg:y1="8.844cm" svg:x2="17.876cm" svg:y2="8.873cm">
              <text:p/>
            </draw:line>
            <draw:line draw:style-name="gr299" draw:text-style-name="P18" draw:layer="layout" svg:x1="17.835cm" svg:y1="8.913cm" svg:x2="17.834cm" svg:y2="8.986cm">
              <text:p/>
            </draw:line>
            <draw:line draw:style-name="gr300" draw:text-style-name="P18" draw:layer="layout" svg:x1="17.833cm" svg:y1="8.984cm" svg:x2="17.874cm" svg:y2="9.013cm">
              <text:p/>
            </draw:line>
          </draw:g>
        </draw:g>
        <draw:frame draw:style-name="gr301" draw:text-style-name="P15" draw:layer="layout" svg:width="1.06cm" svg:height="0.234cm" svg:x="13.831cm" svg:y="12.212cm">
          <draw:text-box>
            <text:p text:style-name="P14"><text:span text:style-name="T8">MANAGER</text:span></text:p>
          </draw:text-box>
        </draw:frame>
        <draw:g draw:name="wave link">
          <draw:line draw:style-name="gr302" draw:text-style-name="P18" draw:layer="layout" svg:x1="12.646cm" svg:y1="8.233cm" svg:x2="13.758cm" svg:y2="8.359cm">
            <text:p/>
          </draw:line>
          <draw:line draw:style-name="gr303" draw:text-style-name="P18" draw:layer="layout" svg:x1="13.789cm" svg:y1="8.147cm" svg:x2="13.758cm" svg:y2="8.36cm">
            <text:p/>
          </draw:line>
          <draw:line draw:style-name="gr304" draw:text-style-name="P18" draw:layer="layout" svg:x1="13.774cm" svg:y1="8.147cm" svg:x2="14.886cm" svg:y2="8.27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0" draw:display-name="Hatching 10" draw:style="single" draw:color="#000000" draw:distance="0.02cm" draw:rotation="0"/>
    <draw:hatch draw:name="Hatching_20_11" draw:display-name="Hatching 11" draw:style="single" draw:color="#808080" draw:distance="0.02cm" draw:rotation="0"/>
    <draw:hatch draw:name="Hatching_20_12" draw:display-name="Hatching 12" draw:style="single" draw:color="#000000" draw:distance="0.02cm" draw:rotation="0"/>
    <draw:hatch draw:name="Hatching_20_13" draw:display-name="Hatching 13" draw:style="single" draw:color="#808080" draw:distance="0.02cm" draw:rotation="0"/>
    <draw:hatch draw:name="Hatching_20_2" draw:display-name="Hatching 2" draw:style="single" draw:color="#000000" draw:distance="0.02cm" draw:rotation="0"/>
    <draw:hatch draw:name="Hatching_20_3" draw:display-name="Hatching 3" draw:style="single" draw:color="#000000" draw:distance="0.02cm" draw:rotation="0"/>
    <draw:hatch draw:name="Hatching_20_4" draw:display-name="Hatching 4" draw:style="single" draw:color="#000000" draw:distance="0.02cm" draw:rotation="0"/>
    <draw:hatch draw:name="Hatching_20_5" draw:display-name="Hatching 5" draw:style="single" draw:color="#000000" draw:distance="0.02cm" draw:rotation="0"/>
    <draw:hatch draw:name="Hatching_20_6" draw:display-name="Hatching 6" draw:style="single" draw:color="#808080" draw:distance="0.02cm" draw:rotation="0"/>
    <draw:hatch draw:name="Hatching_20_7" draw:display-name="Hatching 7" draw:style="single" draw:color="#808080" draw:distance="0.02cm" draw:rotation="0"/>
    <draw:hatch draw:name="Hatching_20_8" draw:display-name="Hatching 8" draw:style="single" draw:color="#000000" draw:distance="0.02cm" draw:rotation="0"/>
    <draw:hatch draw:name="Hatching_20_9" draw:display-name="Hatching 9"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31T14:56:35.457975166</meta:creation-date>
    <dc:date>2015-03-31T14:57:38.723885397</dc:date>
    <meta:editing-duration>P0D</meta:editing-duration>
    <meta:editing-cycles>1</meta:editing-cycles>
    <meta:document-statistic meta:object-count="398"/>
    <meta:generator>LibreOffice/4.2.7.2$Linux_X86_64 LibreOffice_project/420m0$Build-2</meta:generator>
  </office:meta>
</office:document-meta>
</file>